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04f5ca" officeooo:paragraph-rsid="0004f5ca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04f5ca"/>
    </style:style>
    <style:style style:name="P4" style:family="paragraph" style:parent-style-name="Standard">
      <loext:graphic-properties draw:fill="solid" draw:fill-color="#000000" draw:opacity="100%"/>
      <style:paragraph-properties fo:text-align="justify" style:justify-single-word="false" fo:background-color="#000000"/>
      <style:text-properties fo:font-variant="normal" fo:text-transform="none" fo:color="#ffffff" loext:opacity="100%" style:font-name="Google Sans" fo:font-size="15pt" fo:letter-spacing="normal" fo:font-style="normal" fo:font-weight="bold" officeooo:rsid="0004f5ca" officeooo:paragraph-rsid="0004f5ca"/>
    </style:style>
    <style:style style:name="P5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a0a0a" loext:opacity="100%" style:font-name="Google Sans" officeooo:rsid="0004f5ca"/>
    </style:style>
    <style:style style:name="P6" style:family="paragraph" style:parent-style-name="Text_20_body" style:list-style-name="L1">
      <style:paragraph-properties fo:margin-left="0cm" fo:margin-right="0cm" fo:margin-top="0cm" fo:margin-bottom="0.212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a0a0a" loext:opacity="100%" style:font-name="Google Sans" officeooo:rsid="0004f5ca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loext:padding="0cm" loext:border="none"/>
    </style:style>
    <style:style style:name="P9" style:family="paragraph" style:parent-style-name="Text_20_body">
      <loext:graphic-properties draw:fill="solid" draw:fill-color="#000000" draw:opacity="100%"/>
      <style:paragraph-properties fo:margin-left="0cm" fo:margin-right="0cm" fo:margin-top="0.529cm" fo:margin-bottom="0.265cm" style:contextual-spacing="false" style:line-height-at-least="0.741cm" fo:text-align="justify" style:justify-single-word="false" fo:orphans="2" fo:widows="2" fo:text-indent="0cm" style:auto-text-indent="false" fo:background-color="#000000"/>
      <style:text-properties fo:font-variant="normal" fo:text-transform="none" fo:color="#ffffff" loext:opacity="100%" style:font-name="Google Sans" fo:font-size="15pt" fo:letter-spacing="normal" fo:font-style="normal" fo:font-weight="bold" officeooo:rsid="0004f5ca"/>
    </style:style>
    <style:style style:name="P10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a0a0a" loext:opacity="100%" style:font-name="Google Sans" officeooo:rsid="0004f5ca"/>
    </style:style>
    <style:style style:name="P11" style:family="paragraph" style:parent-style-name="Text_20_body" style:list-style-name="L2">
      <style:paragraph-properties fo:margin-left="0cm" fo:margin-right="0cm" fo:margin-top="0cm" fo:margin-bottom="0.212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loext:padding="0cm" loext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color="#0a0a0a" loext:opacity="100%" style:font-name="Google Sans" officeooo:rsid="0004f5ca"/>
    </style:style>
    <style:style style:name="P13" style:family="paragraph" style:parent-style-name="Text_20_body" style:list-style-name="L2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loext:padding="0cm" loext:border="none"/>
    </style:style>
    <style:style style:name="P14" style:family="paragraph" style:parent-style-name="Standard" style:master-page-name="">
      <loext:graphic-properties draw:fill="solid" draw:fill-color="#000000" draw:opacity="100%"/>
      <style:paragraph-properties fo:margin-left="0cm" fo:margin-right="0cm" fo:text-align="justify" style:justify-single-word="false" fo:text-indent="0cm" style:auto-text-indent="false" style:page-number="auto" fo:background-color="#000000"/>
      <style:text-properties fo:font-variant="normal" fo:text-transform="none" fo:color="#ffffff" loext:opacity="100%" style:font-name="Google Sans" fo:font-size="12pt" fo:letter-spacing="normal" fo:font-style="normal" fo:font-weight="normal" officeooo:rsid="0006c785" officeooo:paragraph-rsid="0006c785"/>
    </style:style>
    <style:style style:name="P15" style:family="paragraph" style:parent-style-name="Standard" style:master-page-name="">
      <loext:graphic-properties draw:fill="solid" draw:fill-color="#b2b2b2" draw:opacity="100%"/>
      <style:paragraph-properties fo:margin-left="1.199cm" fo:margin-right="1cm" fo:text-align="justify" style:justify-single-word="false" fo:text-indent="0cm" style:auto-text-indent="false" style:page-number="auto" fo:background-color="#b2b2b2"/>
      <style:text-properties fo:font-variant="normal" fo:text-transform="none" fo:color="#0a0a0a" loext:opacity="100%" style:font-name="Google Sans" fo:font-size="12pt" fo:letter-spacing="normal" fo:font-style="normal" fo:font-weight="normal" officeooo:rsid="0006c785" officeooo:paragraph-rsid="0006c785"/>
    </style:style>
    <style:style style:name="P16" style:family="paragraph" style:parent-style-name="Standard">
      <loext:graphic-properties draw:fill="solid" draw:fill-color="#b2b2b2" draw:opacity="100%"/>
      <style:paragraph-properties fo:margin-left="1.199cm" fo:margin-right="1cm" fo:text-align="justify" style:justify-single-word="false" fo:text-indent="0cm" style:auto-text-indent="false" fo:background-color="#b2b2b2"/>
      <style:text-properties fo:font-variant="normal" fo:text-transform="none" fo:color="#0a0a0a" loext:opacity="100%" style:font-name="Google Sans" fo:font-size="12pt" fo:letter-spacing="normal" fo:font-style="normal" fo:font-weight="normal" officeooo:rsid="0006c785" officeooo:paragraph-rsid="0006c785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06c785" loext:padding="0cm" loext:border="none"/>
    </style:style>
    <style:style style:name="P18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normal" officeooo:rsid="000773b9" officeooo:paragraph-rsid="000773b9" loext:padding="0cm" loext:border="none"/>
    </style:style>
    <style:style style:name="P19" style:family="paragraph" style:parent-style-name="Text_20_body" style:master-page-name="">
      <loext:graphic-properties draw:fill="solid" draw:fill-color="#b2b2b2" draw:opacity="100%"/>
      <style:paragraph-properties fo:margin-left="1.3cm" fo:margin-right="1cm" fo:margin-top="0cm" fo:margin-bottom="0cm" style:contextual-spacing="false" style:line-height-at-least="0.635cm" fo:text-align="justify" style:justify-single-word="false" fo:orphans="2" fo:widows="2" fo:text-indent="0cm" style:auto-text-indent="false" style:page-number="auto" fo:background-color="#b2b2b2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773b9" officeooo:paragraph-rsid="000773b9" loext:padding="0cm" loext:border="none"/>
    </style:style>
    <style:style style:name="P20" style:family="paragraph" style:parent-style-name="Text_20_body">
      <loext:graphic-properties draw:fill="solid" draw:fill-color="#b2b2b2" draw:opacity="100%"/>
      <style:paragraph-properties fo:margin-left="1.3cm" fo:margin-right="1cm" fo:margin-top="0cm" fo:margin-bottom="0cm" style:contextual-spacing="false" style:line-height-at-least="0.635cm" fo:text-align="justify" style:justify-single-word="false" fo:orphans="2" fo:widows="2" fo:text-indent="0cm" style:auto-text-indent="false" fo:background-color="#b2b2b2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97ed9" officeooo:paragraph-rsid="00097ed9" loext:padding="0cm" loext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7adfc" officeooo:paragraph-rsid="0007adfc" loext:padding="0cm" loext:border="none"/>
    </style:style>
    <style:style style:name="P22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normal" officeooo:rsid="0007adfc" officeooo:paragraph-rsid="0007adfc" loext:padding="0cm" loext:border="none"/>
    </style:style>
    <style:style style:name="P23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0a52f3" officeooo:paragraph-rsid="000a52f3" style:font-weight-asian="bold" style:font-weight-complex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a52f3" officeooo:paragraph-rsid="000a52f3" loext:padding="0cm" loext:border="none"/>
    </style:style>
    <style:style style:name="P25" style:family="paragraph" style:parent-style-name="Heading_20_1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06c785" loext:padding="0cm" loext:border="none"/>
    </style:style>
    <style:style style:name="P26" style:family="paragraph" style:parent-style-name="Text_20_body">
      <style:paragraph-properties style:line-height-at-least="0.635cm" fo:text-align="justify" style:justify-single-word="false"/>
      <style:text-properties fo:color="#0a0a0a" loext:opacity="100%" style:font-name="Google Sans" officeooo:rsid="0004f5ca" officeooo:paragraph-rsid="000c73c4"/>
    </style:style>
    <style:style style:name="P27" style:family="paragraph" style:parent-style-name="Text_20_body">
      <style:paragraph-properties style:line-height-at-least="0.635cm" fo:text-align="justify" style:justify-single-word="false"/>
      <style:text-properties fo:color="#0a0a0a" loext:opacity="100%" style:font-name="Google Sans" officeooo:rsid="0004f5ca"/>
    </style:style>
    <style:style style:name="P28" style:family="paragraph" style:parent-style-name="Heading_20_1">
      <loext:graphic-properties draw:fill="solid" draw:fill-color="#000000" draw:opacity="100%"/>
      <style:paragraph-properties fo:margin-top="0cm" fo:margin-bottom="0.499cm" style:contextual-spacing="false" style:line-height-at-least="0.635cm" fo:text-align="justify" style:justify-single-word="false" fo:background-color="#000000"/>
      <style:text-properties fo:color="#0a0a0a" loext:opacity="100%" style:font-name="Google Sans" fo:font-size="12pt" officeooo:rsid="0004f5ca"/>
    </style:style>
    <style:style style:name="P29" style:family="paragraph" style:parent-style-name="Heading_20_2">
      <loext:graphic-properties draw:fill="solid" draw:fill-color="#666666" draw:opacity="100%"/>
      <style:paragraph-properties fo:margin-top="0cm" fo:margin-bottom="0.499cm" style:contextual-spacing="false" style:line-height-at-least="0.635cm" fo:text-align="justify" style:justify-single-word="false" fo:background-color="#666666"/>
      <style:text-properties fo:color="#0a0a0a" loext:opacity="100%" style:font-name="Google Sans" fo:font-size="12pt" fo:font-weight="normal" officeooo:rsid="0004f5ca"/>
    </style:style>
    <style:style style:name="P30" style:family="paragraph" style:parent-style-name="Preformatted_20_Text">
      <loext:graphic-properties draw:fill="solid" draw:fill-color="#b2b2b2" draw:opacity="100%"/>
      <style:paragraph-properties fo:margin-left="0cm" fo:margin-right="0cm" fo:margin-top="0cm" fo:margin-bottom="0.499cm" style:contextual-spacing="false" style:line-height-at-least="0.635cm" fo:text-align="justify" style:justify-single-word="false" fo:text-indent="0cm" style:auto-text-indent="false" fo:background-color="#b2b2b2" style:writing-mode="lr-tb"/>
      <style:text-properties fo:color="#0a0a0a" loext:opacity="100%" style:font-name="Google Sans" fo:font-size="12pt" officeooo:rsid="0004f5ca"/>
    </style:style>
    <style:style style:name="P31" style:family="paragraph" style:parent-style-name="Heading_20_2">
      <loext:graphic-properties draw:fill="solid" draw:fill-color="#666666" draw:opacity="100%"/>
      <style:paragraph-properties fo:margin-top="0cm" fo:margin-bottom="0.499cm" style:contextual-spacing="false" style:line-height-at-least="0.635cm" fo:text-align="justify" style:justify-single-word="false" fo:background-color="#666666"/>
      <style:text-properties fo:color="#0a0a0a" loext:opacity="100%" style:font-name="Google Sans" fo:font-size="12pt" officeooo:rsid="0004f5ca"/>
    </style:style>
    <style:style style:name="P32" style:family="paragraph" style:parent-style-name="Preformatted_20_Text">
      <loext:graphic-properties draw:fill="solid" draw:fill-color="#b2b2b2" draw:opacity="100%"/>
      <style:paragraph-properties fo:margin-left="0cm" fo:margin-right="0cm" style:line-height-at-least="0.635cm" fo:text-align="justify" style:justify-single-word="false" fo:text-indent="0cm" style:auto-text-indent="false" fo:background-color="#b2b2b2" style:writing-mode="lr-tb"/>
      <style:text-properties fo:color="#0a0a0a" loext:opacity="100%" style:font-name="Google Sans" fo:font-size="12pt" officeooo:rsid="0004f5ca"/>
    </style:style>
    <style:style style:name="P33" style:family="paragraph" style:parent-style-name="Preformatted_20_Text">
      <loext:graphic-properties draw:fill="solid" draw:fill-color="#b2b2b2" draw:opacity="100%"/>
      <style:paragraph-properties style:line-height-at-least="0.635cm" fo:text-align="justify" style:justify-single-word="false" fo:background-color="#b2b2b2" style:writing-mode="lr-tb"/>
      <style:text-properties fo:color="#0a0a0a" loext:opacity="100%" style:font-name="Google Sans" fo:font-size="12pt" officeooo:rsid="0004f5ca"/>
    </style:style>
    <style:style style:name="P34" style:family="paragraph" style:parent-style-name="Preformatted_20_Text">
      <loext:graphic-properties draw:fill="solid" draw:fill-color="#b2b2b2" draw:opacity="100%"/>
      <style:paragraph-properties fo:margin-top="0cm" fo:margin-bottom="0.499cm" style:contextual-spacing="false" style:line-height-at-least="0.635cm" fo:text-align="justify" style:justify-single-word="false" fo:background-color="#b2b2b2" style:writing-mode="lr-tb"/>
      <style:text-properties fo:color="#0a0a0a" loext:opacity="100%" style:font-name="Google Sans" fo:font-size="12pt" officeooo:rsid="0004f5ca"/>
    </style:style>
    <style:style style:name="P35" style:family="paragraph" style:parent-style-name="Horizontal_20_Line">
      <style:paragraph-properties fo:margin-top="0cm" fo:margin-bottom="0cm" style:contextual-spacing="false" style:line-height-at-least="0.635cm" fo:text-align="justify" style:justify-single-word="false"/>
      <style:text-properties fo:color="#0a0a0a" loext:opacity="100%" style:font-name="Google Sans" fo:font-size="12pt" officeooo:rsid="0004f5ca"/>
    </style:style>
    <style:style style:name="P36" style:family="paragraph" style:parent-style-name="Heading_20_1">
      <loext:graphic-properties draw:fill="solid" draw:fill-color="#000000" draw:opacity="100%"/>
      <style:paragraph-properties fo:margin-top="0cm" fo:margin-bottom="0.499cm" style:contextual-spacing="false" style:line-height-at-least="0.635cm" fo:text-align="justify" style:justify-single-word="false" fo:background-color="#000000"/>
      <style:text-properties fo:color="#0a0a0a" loext:opacity="100%" style:font-name="Google Sans" fo:font-size="12pt" fo:font-weight="normal" officeooo:rsid="0004f5ca"/>
    </style:style>
    <style:style style:name="P37" style:family="paragraph" style:parent-style-name="Text_20_body" style:list-style-name="L3">
      <style:paragraph-properties style:line-height-at-least="0.635cm" fo:text-align="justify" style:justify-single-word="false"/>
      <style:text-properties fo:color="#0a0a0a" loext:opacity="100%" style:font-name="Google Sans" officeooo:rsid="0004f5ca"/>
    </style:style>
    <style:style style:name="P38" style:family="paragraph" style:parent-style-name="Heading_20_3">
      <style:paragraph-properties fo:margin-top="0cm" fo:margin-bottom="0.499cm" style:contextual-spacing="false" style:line-height-at-least="0.635cm" fo:text-align="justify" style:justify-single-word="false"/>
      <style:text-properties fo:color="#0a0a0a" loext:opacity="100%" style:font-name="Google Sans" fo:font-size="12pt" fo:font-weight="normal" officeooo:rsid="0004f5ca"/>
    </style:style>
    <style:style style:name="P39" style:family="paragraph" style:parent-style-name="Heading_20_2">
      <style:paragraph-properties fo:margin-top="0cm" fo:margin-bottom="0.499cm" style:contextual-spacing="false" style:line-height-at-least="0.635cm" fo:text-align="justify" style:justify-single-word="false"/>
      <style:text-properties fo:color="#0a0a0a" loext:opacity="100%" style:font-name="Google Sans" fo:font-size="12pt" fo:font-weight="normal" officeooo:rsid="0004f5ca"/>
    </style:style>
    <style:style style:name="P40" style:family="paragraph" style:parent-style-name="Heading_20_1">
      <style:paragraph-properties fo:margin-top="0cm" fo:margin-bottom="0.499cm" style:contextual-spacing="false" style:line-height-at-least="0.635cm" fo:text-align="justify" style:justify-single-word="false"/>
      <style:text-properties fo:color="#0a0a0a" loext:opacity="100%" style:font-name="Google Sans" fo:font-size="12pt" officeooo:rsid="0004f5ca"/>
    </style:style>
    <style:style style:name="P41" style:family="paragraph" style:parent-style-name="Text_20_body" style:list-style-name="L4">
      <style:paragraph-properties style:line-height-at-least="0.635cm" fo:text-align="justify" style:justify-single-word="false"/>
      <style:text-properties fo:color="#0a0a0a" loext:opacity="100%" style:font-name="Google Sans" officeooo:rsid="0004f5ca"/>
    </style:style>
    <style:style style:name="P42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0f0a46" officeooo:paragraph-rsid="000f0a46" style:font-weight-asian="bold" style:font-weight-complex="bold" loext:padding="0cm" loext:border="none"/>
    </style:style>
    <style:style style:name="P43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f0a46" officeooo:paragraph-rsid="000f0a46" loext:padding="0cm" loext:border="none"/>
    </style:style>
    <style:style style:name="P44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0fc633" officeooo:paragraph-rsid="000fc633" style:font-weight-asian="bold" style:font-weight-complex="bold" loext:padding="0cm" loext:border="none"/>
    </style:style>
    <style:style style:name="P45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f0a46" officeooo:paragraph-rsid="000fc633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0fc633" loext:padding="0cm" loext:border="none"/>
    </style:style>
    <style:style style:name="P47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f0a46" officeooo:paragraph-rsid="000ff8a1" loext:padding="0cm" loext:border="none"/>
    </style:style>
    <style:style style:name="P48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0ff8a1" loext:padding="0cm" loext:border="none"/>
    </style:style>
    <style:style style:name="P49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0fc633" officeooo:paragraph-rsid="0011999a" loext:padding="0cm" loext:border="none"/>
    </style:style>
    <style:style style:name="P50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f0a46" officeooo:paragraph-rsid="0011999a" loext:padding="0cm" loext:border="none"/>
    </style:style>
    <style:style style:name="P51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27a33" loext:padding="0cm" loext:border="none"/>
    </style:style>
    <style:style style:name="P52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127a33" officeooo:paragraph-rsid="00127a33" loext:padding="0cm" loext:border="none"/>
    </style:style>
    <style:style style:name="P53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127a33" officeooo:paragraph-rsid="00127a33" loext:padding="0cm" loext:border="none"/>
    </style:style>
    <style:style style:name="P54" style:family="paragraph" style:parent-style-name="Standard">
      <loext:graphic-properties draw:fill="solid" draw:fill-color="#b2b2b2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b2b2b2" fo:padding="0cm" fo:border="none"/>
      <style:text-properties fo:font-variant="normal" fo:text-transform="none" fo:color="#f8f8f2" loext:opacity="100%" style:font-name="Consolas" fo:font-size="10.5pt" fo:letter-spacing="normal" fo:font-style="normal" fo:font-weight="normal" officeooo:rsid="0004f5ca" officeooo:paragraph-rsid="00127a33" fo:background-color="#282a36" loext:padding="0cm" loext:border="none"/>
    </style:style>
    <style:style style:name="P55" style:family="paragraph" style:parent-style-name="Standard">
      <loext:graphic-properties draw:fill="solid" draw:fill-color="#b2b2b2" draw:opacity="100%"/>
      <style:paragraph-properties fo:margin-left="0cm" fo:margin-right="0cm" style:line-height-at-least="0.503cm" fo:text-indent="0cm" style:auto-text-indent="false" fo:background-color="#b2b2b2"/>
      <style:text-properties fo:color="#f8f8f2" loext:opacity="100%" fo:background-color="#282a36"/>
    </style:style>
    <style:style style:name="P56" style:family="paragraph" style:parent-style-name="Standard">
      <loext:graphic-properties draw:fill="solid" draw:fill-color="#b2b2b2" draw:opacity="100%"/>
      <style:paragraph-properties style:line-height-at-least="0.503cm" fo:background-color="#b2b2b2"/>
    </style:style>
    <style:style style:name="P57" style:family="paragraph" style:parent-style-name="Standard">
      <loext:graphic-properties draw:fill="solid" draw:fill-color="#b2b2b2" draw:opacity="100%"/>
      <style:paragraph-properties fo:margin-left="0cm" fo:margin-right="0cm" style:line-height-at-least="0.503cm" fo:text-indent="0cm" style:auto-text-indent="false" fo:background-color="#b2b2b2"/>
      <style:text-properties fo:color="#f8f8f2" loext:opacity="100%" style:font-name="Consolas" fo:font-size="10.5pt" fo:font-weight="normal" fo:background-color="#282a36"/>
    </style:style>
    <style:style style:name="P58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190b28" officeooo:paragraph-rsid="00190b28" style:font-weight-asian="bold" style:font-weight-complex="bold" loext:padding="0cm" loext:border="none"/>
    </style:style>
    <style:style style:name="P59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f0a46" officeooo:paragraph-rsid="00190b28" loext:padding="0cm" loext:border="none"/>
    </style:style>
    <style:style style:name="P60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1999a" loext:padding="0cm" loext:border="none"/>
    </style:style>
    <style:style style:name="P61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19236b" officeooo:paragraph-rsid="0019236b" loext:padding="0cm" loext:border="none"/>
    </style:style>
    <style:style style:name="P62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f0a46" officeooo:paragraph-rsid="0019236b" loext:padding="0cm" loext:border="none"/>
    </style:style>
    <style:style style:name="P63" style:family="paragraph" style:parent-style-name="Heading_20_1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0fc633" loext:padding="0cm" loext:border="none"/>
    </style:style>
    <style:style style:name="P64" style:family="paragraph" style:parent-style-name="Heading_20_2">
      <style:paragraph-properties fo:margin-top="0cm" fo:margin-bottom="0cm" style:contextual-spacing="false" fo:line-height="100%" fo:text-align="justify" style:justify-single-word="false"/>
      <style:text-properties fo:color="#0a0a0a" loext:opacity="100%" style:font-name="Google Sans" fo:font-size="12pt" fo:font-weight="normal" officeooo:rsid="0004f5ca"/>
    </style:style>
    <style:style style:name="P6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color="#0a0a0a" loext:opacity="100%" style:font-name="Google Sans" officeooo:rsid="0004f5ca"/>
    </style:style>
    <style:style style:name="P66" style:family="paragraph" style:parent-style-name="Text_20_body" style:list-style-name="L5">
      <style:paragraph-properties fo:margin-top="0cm" fo:margin-bottom="0cm" style:contextual-spacing="false" fo:line-height="100%" fo:text-align="justify" style:justify-single-word="false"/>
      <style:text-properties fo:color="#0a0a0a" loext:opacity="100%" style:font-name="Google Sans" officeooo:rsid="0004f5ca"/>
    </style:style>
    <style:style style:name="P67" style:family="paragraph" style:parent-style-name="Heading_20_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color="#0a0a0a" loext:opacity="100%" style:font-name="Google Sans" officeooo:rsid="0004f5ca" officeooo:paragraph-rsid="000fc633"/>
    </style:style>
    <style:style style:name="P68" style:family="paragraph" style:parent-style-name="Text_20_body" style:list-style-name="L6">
      <style:paragraph-properties fo:margin-top="0cm" fo:margin-bottom="0cm" style:contextual-spacing="false" fo:line-height="100%" fo:text-align="justify" style:justify-single-word="false"/>
      <style:text-properties fo:color="#0a0a0a" loext:opacity="100%" style:font-name="Google Sans" officeooo:rsid="0004f5ca"/>
    </style:style>
    <style:style style:name="P69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1cd637" officeooo:paragraph-rsid="001cd637" loext:padding="0cm" loext:border="none"/>
    </style:style>
    <style:style style:name="P70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cd637" loext:padding="0cm" loext:border="none"/>
    </style:style>
    <style:style style:name="P71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04f5ca" officeooo:paragraph-rsid="0006c785" style:font-weight-asian="bold" style:font-weight-complex="bold" loext:padding="0cm" loext:border="none"/>
    </style:style>
    <style:style style:name="P72" style:family="paragraph" style:parent-style-name="Text_20_body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d36b2" loext:padding="0cm" loext:border="none"/>
    </style:style>
    <style:style style:name="P73" style:family="paragraph" style:parent-style-name="Heading_20_1"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d36b2" loext:padding="0cm" loext:border="none"/>
    </style:style>
    <style:style style:name="P74" style:family="paragraph" style:parent-style-name="Text_20_body">
      <loext:graphic-properties draw:fill="solid" draw:fill-color="#999999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999999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d36b2" loext:padding="0cm" loext:border="none"/>
    </style:style>
    <style:style style:name="P7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e5c44" loext:padding="0cm" loext:border="none"/>
    </style:style>
    <style:style style:name="P76" style:family="paragraph" style:parent-style-name="Heading_20_1">
      <loext:graphic-properties draw:fill="solid" draw:fill-color="#ffffff" draw:opacity="100%"/>
      <style:paragraph-properties fo:margin-left="0cm" fo:margin-right="0cm" fo:margin-top="0cm" fo:margin-bottom="0cm" style:contextual-spacing="false" style:line-height-at-least="0.635cm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d36b2" loext:padding="0cm" loext:border="none"/>
    </style:style>
    <style:style style:name="P77" style:family="paragraph" style:parent-style-name="Text_20_body">
      <loext:graphic-properties draw:fill="solid" draw:fill-color="#ffffff"/>
      <style:paragraph-properties style:line-height-at-least="0.635cm" fo:text-align="justify" style:justify-single-word="false" fo:background-color="#ffffff"/>
      <style:text-properties fo:color="#0a0a0a" loext:opacity="100%" style:font-name="Google Sans" officeooo:rsid="0004f5ca"/>
    </style:style>
    <style:style style:name="P78" style:family="paragraph" style:parent-style-name="Heading_20_3">
      <loext:graphic-properties draw:fill="solid" draw:fill-color="#000000" draw:opacity="100%"/>
      <style:paragraph-properties fo:margin-top="0cm" fo:margin-bottom="0cm" style:contextual-spacing="false" fo:line-height="100%" fo:text-align="justify" style:justify-single-word="false" fo:background-color="#000000"/>
      <style:text-properties fo:color="#ffffff" loext:opacity="100%" style:font-name="Google Sans" fo:font-size="12pt" fo:font-weight="bold" officeooo:rsid="0004f5ca" style:font-weight-asian="bold" style:font-weight-complex="bold"/>
    </style:style>
    <style:style style:name="P79" style:family="paragraph" style:parent-style-name="Text_20_body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0a0a0a" loext:opacity="100%" style:font-name="Google Sans" officeooo:rsid="0004f5ca" officeooo:paragraph-rsid="001e5c44"/>
    </style:style>
    <style:style style:name="P80" style:family="paragraph" style:parent-style-name="Text_20_body" style:list-style-name="L7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0a0a0a" loext:opacity="100%" style:font-name="Google Sans" officeooo:rsid="0004f5ca"/>
    </style:style>
    <style:style style:name="P81" style:family="paragraph" style:parent-style-name="Heading_20_3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0a0a0a" loext:opacity="100%" style:font-name="Google Sans" fo:font-size="12pt" fo:font-weight="normal" officeooo:rsid="0004f5ca"/>
    </style:style>
    <style:style style:name="P82" style:family="paragraph" style:parent-style-name="Text_20_body" style:list-style-name="L8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/>
      <style:text-properties fo:color="#0a0a0a" loext:opacity="100%" style:font-name="Google Sans" officeooo:rsid="0004f5ca"/>
    </style:style>
    <style:style style:name="P83" style:family="paragraph" style:parent-style-name="Text_20_body">
      <loext:graphic-properties draw:fill="solid" draw:fill-color="#000000" draw:opacity="100%"/>
      <style:paragraph-properties fo:margin-top="0cm" fo:margin-bottom="0cm" style:contextual-spacing="false" fo:line-height="100%" fo:text-align="justify" style:justify-single-word="false" fo:background-color="#000000"/>
      <style:text-properties fo:color="#ffffff" loext:opacity="100%" style:font-name="Google Sans" officeooo:rsid="0004f5ca"/>
    </style:style>
    <style:style style:name="P84" style:family="paragraph" style:parent-style-name="Text_20_body">
      <loext:graphic-properties draw:fill="solid" draw:fill-color="#b2b2b2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b2b2b2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d36b2" loext:padding="0cm" loext:border="none"/>
    </style:style>
    <style:style style:name="P8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d36b2" loext:padding="0cm" loext:border="none"/>
    </style:style>
    <style:style style:name="P86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04f5ca" officeooo:paragraph-rsid="001ffa61" style:font-weight-asian="bold" style:font-weight-complex="bold" loext:padding="0cm" loext:border="none"/>
    </style:style>
    <style:style style:name="P87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1ffa61" loext:padding="0cm" loext:border="none"/>
    </style:style>
    <style:style style:name="P8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2200b2" loext:padding="0cm" loext:border="none"/>
    </style:style>
    <style:style style:name="P89" style:family="paragraph" style:parent-style-name="Text_20_body" style:list-style-name="L9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04f5ca" officeooo:paragraph-rsid="002200b2" loext:padding="0cm" loext:border="none"/>
    </style:style>
    <style:style style:name="P90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20e46a" officeooo:paragraph-rsid="0020e46a" style:font-weight-asian="bold" style:font-weight-complex="bold" loext:padding="0cm" loext:border="none"/>
    </style:style>
    <style:style style:name="P9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200b2" loext:padding="0cm" loext:border="none"/>
    </style:style>
    <style:style style:name="P9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0e46a" loext:padding="0cm" loext:border="none"/>
    </style:style>
    <style:style style:name="P93" style:family="paragraph" style:parent-style-name="Text_20_body" style:list-style-name="L10">
      <loext:graphic-properties draw:fill="solid" draw:fill-color="#ffffff" draw:opacity="100%"/>
      <style:paragraph-properties fo:margin-top="0cm" fo:margin-bottom="0cm" style:contextual-spacing="false" fo:line-height="100%" fo:text-align="justify" style:justify-single-word="false" fo:orphans="2" fo:widows="2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200b2" loext:padding="0cm" loext:border="none"/>
    </style:style>
    <style:style style:name="P94" style:family="paragraph" style:parent-style-name="Heading_20_1">
      <loext:graphic-properties draw:fill="solid" draw:fill-color="#000000" draw:opacity="100%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000000"/>
      <style:text-properties fo:color="#0a0a0a" loext:opacity="100%" style:font-name="Google Sans" fo:font-size="12pt" officeooo:rsid="0020e46a" officeooo:paragraph-rsid="0024a06b"/>
    </style:style>
    <style:style style:name="P95" style:family="paragraph" style:parent-style-name="Heading_20_1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fo:font-size="12pt" officeooo:rsid="0020e46a" officeooo:paragraph-rsid="0024a06b"/>
    </style:style>
    <style:style style:name="P96" style:family="paragraph" style:parent-style-name="Heading_20_2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fo:font-size="12pt" officeooo:rsid="0020e46a"/>
    </style:style>
    <style:style style:name="P97" style:family="paragraph" style:parent-style-name="Text_20_body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 officeooo:paragraph-rsid="0024a06b"/>
    </style:style>
    <style:style style:name="P98" style:family="paragraph" style:parent-style-name="Heading_20_3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fo:font-size="12pt" fo:font-weight="normal" officeooo:rsid="0020e46a"/>
    </style:style>
    <style:style style:name="P99" style:family="paragraph" style:parent-style-name="Text_20_body" style:list-style-name="L11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/>
    </style:style>
    <style:style style:name="P100" style:family="paragraph" style:parent-style-name="Preformatted_20_Text">
      <loext:graphic-properties draw:fill="solid" draw:fill-color="#b2b2b2" draw:opacity="100%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b2b2b2"/>
      <style:text-properties fo:color="#0a0a0a" loext:opacity="100%" style:font-name="Google Sans" fo:font-size="12pt" officeooo:rsid="0020e46a"/>
    </style:style>
    <style:style style:name="P101" style:family="paragraph" style:parent-style-name="Text_20_body" style:list-style-name="L12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 officeooo:paragraph-rsid="0024a06b"/>
    </style:style>
    <style:style style:name="P102" style:family="paragraph" style:parent-style-name="Horizontal_20_Line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fo:font-size="12pt" officeooo:rsid="0020e46a"/>
    </style:style>
    <style:style style:name="P103" style:family="paragraph" style:parent-style-name="Heading_20_2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fo:font-size="12pt" fo:font-weight="normal" officeooo:rsid="0020e46a"/>
    </style:style>
    <style:style style:name="P104" style:family="paragraph" style:parent-style-name="Text_20_body" style:list-style-name="L13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 officeooo:paragraph-rsid="0024a06b"/>
    </style:style>
    <style:style style:name="P105" style:family="paragraph" style:parent-style-name="Text_20_body" style:list-style-name="L14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/>
    </style:style>
    <style:style style:name="P106" style:family="paragraph" style:parent-style-name="Preformatted_20_Text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fo:font-size="12pt" officeooo:rsid="0020e46a"/>
    </style:style>
    <style:style style:name="P107" style:family="paragraph" style:parent-style-name="Text_20_body" style:list-style-name="L15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/>
    </style:style>
    <style:style style:name="P108" style:family="paragraph" style:parent-style-name="Text_20_body" style:list-style-name="L16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/>
    </style:style>
    <style:style style:name="P109" style:family="paragraph" style:parent-style-name="Text_20_body" style:list-style-name="L17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/>
    </style:style>
    <style:style style:name="P110" style:family="paragraph" style:parent-style-name="Text_20_body" style:list-style-name="L18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 officeooo:paragraph-rsid="0024a06b"/>
    </style:style>
    <style:style style:name="P111" style:family="paragraph" style:parent-style-name="Quotations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officeooo:rsid="0020e46a" officeooo:paragraph-rsid="0024a06b"/>
    </style:style>
    <style:style style:name="P112" style:family="paragraph" style:parent-style-name="Horizontal_20_Line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fo:font-size="12pt" fo:font-weight="normal" officeooo:rsid="0020e46a" style:font-weight-asian="normal" style:font-weight-complex="normal"/>
    </style:style>
    <style:style style:name="P113" style:family="paragraph" style:parent-style-name="Heading_20_1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fo:font-size="12pt" fo:font-weight="bold" officeooo:rsid="0020e46a" style:font-weight-asian="bold" style:font-weight-complex="bold"/>
    </style:style>
    <style:style style:name="P114" style:family="paragraph" style:parent-style-name="Text_20_body" style:list-style-name="L19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/>
    </style:style>
    <style:style style:name="P115" style:family="paragraph" style:parent-style-name="Heading_20_1">
      <loext:graphic-properties draw:fill="solid" draw:fill-color="#000000" draw:opacity="100%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000000"/>
      <style:text-properties fo:color="#ffffff" loext:opacity="100%" style:font-name="Google Sans" fo:font-size="12pt" fo:font-weight="normal" officeooo:rsid="0020e46a"/>
    </style:style>
    <style:style style:name="P116" style:family="paragraph" style:parent-style-name="Preformatted_20_Text">
      <loext:graphic-properties draw:fill="solid" draw:fill-color="#999999" draw:opacity="100%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999999"/>
      <style:text-properties fo:color="#0a0a0a" loext:opacity="100%" style:font-name="Google Sans" fo:font-size="12pt" officeooo:rsid="0020e46a"/>
    </style:style>
    <style:style style:name="P117" style:family="paragraph" style:parent-style-name="Heading_20_1">
      <loext:graphic-properties draw:fill="solid" draw:fill-color="#ffffff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#ffffff"/>
      <style:text-properties fo:color="#0a0a0a" loext:opacity="100%" style:font-name="Google Sans" fo:font-size="12pt" fo:font-weight="normal" officeooo:rsid="0020e46a"/>
    </style:style>
    <style:style style:name="P118" style:family="paragraph" style:parent-style-name="Text_20_body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/>
      <style:text-properties fo:color="#0a0a0a" loext:opacity="100%" style:font-name="Google Sans" officeooo:rsid="0020e46a" officeooo:paragraph-rsid="002998ce"/>
    </style:style>
    <style:style style:name="P11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4a06b" loext:padding="0cm" loext:border="none"/>
    </style:style>
    <style:style style:name="P120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2200b2" officeooo:paragraph-rsid="0024a06b" style:font-weight-asian="bold" style:font-weight-complex="bold" loext:padding="0cm" loext:border="none"/>
    </style:style>
    <style:style style:name="P121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20e46a" officeooo:paragraph-rsid="00262117" style:font-weight-asian="bold" style:font-weight-complex="bold" loext:padding="0cm" loext:border="none"/>
    </style:style>
    <style:style style:name="P12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62117" loext:padding="0cm" loext:border="none"/>
    </style:style>
    <style:style style:name="P123" style:family="paragraph" style:parent-style-name="Text_20_body">
      <loext:graphic-properties draw:fill="solid" draw:fill-color="#999999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999999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62117" loext:padding="0cm" loext:border="none"/>
    </style:style>
    <style:style style:name="P124" style:family="paragraph" style:parent-style-name="Heading_20_1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0e46a" loext:padding="0cm" loext:border="none"/>
    </style:style>
    <style:style style:name="P125" style:family="paragraph" style:parent-style-name="Heading_20_2">
      <loext:graphic-properties draw:fill="solid" draw:fill-color="#ffffff"/>
      <style:paragraph-properties fo:margin-top="0cm" fo:margin-bottom="0.499cm" style:contextual-spacing="false" fo:text-align="justify" style:justify-single-word="false" fo:background-color="#ffffff"/>
      <style:text-properties fo:color="#0a0a0a" loext:opacity="100%" style:font-name="Google Sans" fo:font-size="12pt" fo:font-weight="normal" officeooo:rsid="0020e46a"/>
    </style:style>
    <style:style style:name="P126" style:family="paragraph" style:parent-style-name="Text_20_body">
      <loext:graphic-properties draw:fill="solid" draw:fill-color="#ffffff"/>
      <style:paragraph-properties fo:line-height="100%" fo:text-align="justify" style:justify-single-word="false" fo:background-color="#ffffff"/>
      <style:text-properties fo:color="#0a0a0a" loext:opacity="100%" style:font-name="Google Sans" officeooo:rsid="0020e46a"/>
    </style:style>
    <style:style style:name="P127" style:family="paragraph" style:parent-style-name="Preformatted_20_Text">
      <loext:graphic-properties draw:fill="solid" draw:fill-color="#999999" draw:opacity="100%"/>
      <style:paragraph-properties fo:margin-left="0cm" fo:margin-right="0cm" fo:text-align="justify" style:justify-single-word="false" fo:text-indent="0cm" style:auto-text-indent="false" fo:background-color="#999999" style:writing-mode="lr-tb"/>
      <style:text-properties fo:color="#0a0a0a" loext:opacity="100%" style:font-name="Google Sans" fo:font-size="12pt" officeooo:rsid="0020e46a"/>
    </style:style>
    <style:style style:name="P128" style:family="paragraph" style:parent-style-name="Preformatted_20_Text">
      <loext:graphic-properties draw:fill="solid" draw:fill-color="#999999" draw:opacity="100%"/>
      <style:paragraph-properties fo:text-align="justify" style:justify-single-word="false" fo:background-color="#999999" style:writing-mode="lr-tb"/>
      <style:text-properties fo:color="#0a0a0a" loext:opacity="100%" style:font-name="Google Sans" fo:font-size="12pt" officeooo:rsid="0020e46a"/>
    </style:style>
    <style:style style:name="P129" style:family="paragraph" style:parent-style-name="Preformatted_20_Text">
      <loext:graphic-properties draw:fill="solid" draw:fill-color="#999999" draw:opacity="100%"/>
      <style:paragraph-properties fo:margin-top="0cm" fo:margin-bottom="0.499cm" style:contextual-spacing="false" fo:text-align="justify" style:justify-single-word="false" fo:background-color="#999999" style:writing-mode="lr-tb"/>
      <style:text-properties fo:color="#0a0a0a" loext:opacity="100%" style:font-name="Google Sans" fo:font-size="12pt" officeooo:rsid="0020e46a"/>
    </style:style>
    <style:style style:name="P130" style:family="paragraph" style:parent-style-name="Horizontal_20_Line">
      <loext:graphic-properties draw:fill="solid" draw:fill-color="#ffffff"/>
      <style:paragraph-properties fo:margin-top="0cm" fo:margin-bottom="0cm" style:contextual-spacing="false" fo:text-align="justify" style:justify-single-word="false" fo:background-color="#ffffff"/>
      <style:text-properties fo:color="#0a0a0a" loext:opacity="100%" style:font-name="Google Sans" fo:font-size="12pt" officeooo:rsid="0020e46a"/>
    </style:style>
    <style:style style:name="P131" style:family="paragraph" style:parent-style-name="Preformatted_20_Text">
      <loext:graphic-properties draw:fill="solid" draw:fill-color="#b2b2b2" draw:opacity="100%"/>
      <style:paragraph-properties fo:margin-left="0cm" fo:margin-right="0cm" fo:text-align="justify" style:justify-single-word="false" fo:text-indent="0cm" style:auto-text-indent="false" fo:background-color="#b2b2b2" style:writing-mode="lr-tb"/>
      <style:text-properties fo:color="#0a0a0a" loext:opacity="100%" style:font-name="Google Sans" fo:font-size="12pt" officeooo:rsid="0020e46a"/>
    </style:style>
    <style:style style:name="P132" style:family="paragraph" style:parent-style-name="Preformatted_20_Text">
      <loext:graphic-properties draw:fill="solid" draw:fill-color="#b2b2b2" draw:opacity="100%"/>
      <style:paragraph-properties fo:text-align="justify" style:justify-single-word="false" fo:background-color="#b2b2b2" style:writing-mode="lr-tb"/>
      <style:text-properties fo:color="#0a0a0a" loext:opacity="100%" style:font-name="Google Sans" fo:font-size="12pt" officeooo:rsid="0020e46a"/>
    </style:style>
    <style:style style:name="P133" style:family="paragraph" style:parent-style-name="Preformatted_20_Text">
      <loext:graphic-properties draw:fill="solid" draw:fill-color="#b2b2b2" draw:opacity="100%"/>
      <style:paragraph-properties fo:margin-top="0cm" fo:margin-bottom="0.499cm" style:contextual-spacing="false" fo:text-align="justify" style:justify-single-word="false" fo:background-color="#b2b2b2" style:writing-mode="lr-tb"/>
      <style:text-properties fo:color="#0a0a0a" loext:opacity="100%" style:font-name="Google Sans" fo:font-size="12pt" officeooo:rsid="0020e46a"/>
    </style:style>
    <style:style style:name="P134" style:family="paragraph" style:parent-style-name="Heading_20_1">
      <loext:graphic-properties draw:fill="solid" draw:fill-color="#ffffff"/>
      <style:paragraph-properties fo:margin-top="0cm" fo:margin-bottom="0.499cm" style:contextual-spacing="false" fo:text-align="justify" style:justify-single-word="false" fo:background-color="#ffffff"/>
      <style:text-properties fo:color="#0a0a0a" loext:opacity="100%" style:font-name="Google Sans" fo:font-size="12pt" fo:font-weight="normal" officeooo:rsid="0020e46a"/>
    </style:style>
    <style:style style:name="P135" style:family="paragraph" style:parent-style-name="Text_20_body">
      <loext:graphic-properties draw:fill="solid" draw:fill-color="#000000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000000" fo:padding="0cm" fo:border="none"/>
      <style:text-properties fo:font-variant="normal" fo:text-transform="none" fo:color="#ffffff" loext:opacity="100%" style:font-name="Google Sans" fo:font-size="12pt" fo:letter-spacing="normal" fo:font-style="normal" fo:font-weight="bold" officeooo:rsid="0029e1a1" officeooo:paragraph-rsid="0029e1a1" style:font-weight-asian="bold" style:font-weight-complex="bold" loext:padding="0cm" loext:border="none"/>
    </style:style>
    <style:style style:name="P13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9e1a1" loext:padding="0cm" loext:border="none"/>
    </style:style>
    <style:style style:name="P137" style:family="paragraph" style:parent-style-name="Text_20_body">
      <loext:graphic-properties draw:fill="solid" draw:fill-color="#b2b2b2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b2b2b2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b127c" loext:padding="0cm" loext:border="none"/>
    </style:style>
    <style:style style:name="P138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background-color="#ffffff" fo:padding="0cm" fo:border="none"/>
      <style:text-properties fo:font-variant="normal" fo:text-transform="none" fo:color="#0a0a0a" loext:opacity="100%" style:font-name="Google Sans" fo:font-size="12pt" fo:letter-spacing="normal" fo:font-style="normal" fo:font-weight="normal" officeooo:rsid="0020e46a" officeooo:paragraph-rsid="002b127c" loext:padding="0cm" loext:border="none"/>
    </style:style>
    <style:style style:name="T1" style:family="text">
      <style:text-properties fo:font-variant="normal" fo:text-transform="none" fo:font-size="12pt" fo:letter-spacing="normal" fo:font-style="normal" fo:font-weight="bold" loext:padding="0cm" loext:border="none"/>
    </style:style>
    <style:style style:name="T2" style:family="text">
      <style:text-properties fo:font-variant="normal" fo:text-transform="none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officeooo:rsid="00097ed9"/>
    </style:style>
    <style:style style:name="T5" style:family="text">
      <style:text-properties officeooo:rsid="0007d60f"/>
    </style:style>
    <style:style style:name="T6" style:family="text">
      <style:text-properties fo:color="#ffffff" loext:opacity="100%"/>
    </style:style>
    <style:style style:name="T7" style:family="text">
      <style:text-properties officeooo:rsid="000fc633"/>
    </style:style>
    <style:style style:name="T8" style:family="text">
      <style:text-properties officeooo:rsid="000ff8a1"/>
    </style:style>
    <style:style style:name="T9" style:family="text">
      <style:text-properties officeooo:rsid="0011999a"/>
    </style:style>
    <style:style style:name="T10" style:family="text">
      <style:text-properties style:font-weight-asian="bold" style:font-weight-complex="bold"/>
    </style:style>
    <style:style style:name="T11" style:family="text">
      <style:text-properties officeooo:rsid="0011999a" style:font-weight-asian="bold" style:font-weight-complex="bold"/>
    </style:style>
    <style:style style:name="T12" style:family="text">
      <style:text-properties officeooo:rsid="0015e639"/>
    </style:style>
    <style:style style:name="T13" style:family="text">
      <style:text-properties officeooo:rsid="0013f692"/>
    </style:style>
    <style:style style:name="T14" style:family="text">
      <style:text-properties fo:color="#ff79c6" loext:opacity="100%"/>
    </style:style>
    <style:style style:name="T15" style:family="text">
      <style:text-properties fo:color="#8be9fd" loext:opacity="100%"/>
    </style:style>
    <style:style style:name="T16" style:family="text">
      <style:text-properties fo:color="#ff79c6" loext:opacity="100%" style:font-name="Consolas" fo:font-size="10.5pt" fo:font-weight="normal"/>
    </style:style>
    <style:style style:name="T17" style:family="text">
      <style:text-properties style:font-name="Consolas" fo:font-size="10.5pt" fo:font-weight="normal"/>
    </style:style>
    <style:style style:name="T18" style:family="text">
      <style:text-properties fo:color="#ffb86c" loext:opacity="100%" style:font-name="Consolas" fo:font-size="10.5pt" fo:font-style="italic" fo:font-weight="normal"/>
    </style:style>
    <style:style style:name="T19" style:family="text">
      <style:text-properties fo:color="#8be9fd" loext:opacity="100%" style:font-name="Consolas" fo:font-size="10.5pt" fo:font-style="italic" fo:font-weight="normal"/>
    </style:style>
    <style:style style:name="T20" style:family="text">
      <style:text-properties fo:color="#bd93f9" loext:opacity="100%" style:font-name="Consolas" fo:font-size="10.5pt" fo:font-style="italic" fo:font-weight="normal"/>
    </style:style>
    <style:style style:name="T21" style:family="text">
      <style:text-properties fo:color="#50fa7b" loext:opacity="100%" style:font-name="Consolas" fo:font-size="10.5pt" fo:font-weight="normal"/>
    </style:style>
    <style:style style:name="T22" style:family="text">
      <style:text-properties fo:color="#e9f284" loext:opacity="100%" style:font-name="Consolas" fo:font-size="10.5pt" fo:font-weight="normal"/>
    </style:style>
    <style:style style:name="T23" style:family="text">
      <style:text-properties fo:color="#f1fa8c" loext:opacity="100%" style:font-name="Consolas" fo:font-size="10.5pt" fo:font-weight="normal"/>
    </style:style>
    <style:style style:name="T24" style:family="text">
      <style:text-properties fo:color="#ff5555" loext:opacity="100%" style:font-name="Consolas" fo:font-size="10.5pt" fo:font-weight="normal"/>
    </style:style>
    <style:style style:name="T25" style:family="text">
      <style:text-properties fo:color="#bd93f9" loext:opacity="100%" style:font-name="Consolas" fo:font-size="10.5pt" fo:font-weight="normal"/>
    </style:style>
    <style:style style:name="T26" style:family="text">
      <style:text-properties fo:color="#bd93f9" loext:opacity="100%"/>
    </style:style>
    <style:style style:name="T27" style:family="text">
      <style:text-properties fo:color="#ff79c6" loext:opacity="100%" fo:font-weight="bold"/>
    </style:style>
    <style:style style:name="T28" style:family="text">
      <style:text-properties fo:color="#e9f284" loext:opacity="100%"/>
    </style:style>
    <style:style style:name="T29" style:family="text">
      <style:text-properties fo:color="#f1fa8c" loext:opacity="100%"/>
    </style:style>
    <style:style style:name="T30" style:family="text">
      <style:text-properties officeooo:rsid="001838aa"/>
    </style:style>
    <style:style style:name="T31" style:family="text">
      <style:text-properties fo:color="#50fa7b" loext:opacity="100%"/>
    </style:style>
    <style:style style:name="T32" style:family="text">
      <style:text-properties officeooo:rsid="00190b28"/>
    </style:style>
    <style:style style:name="T33" style:family="text">
      <style:text-properties officeooo:rsid="00190b28" style:font-weight-asian="bold" style:font-weight-complex="bold"/>
    </style:style>
    <style:style style:name="T34" style:family="text">
      <style:text-properties officeooo:rsid="0019236b"/>
    </style:style>
    <style:style style:name="T35" style:family="text">
      <style:text-properties officeooo:rsid="001b14a9"/>
    </style:style>
    <style:style style:name="T36" style:family="text">
      <style:text-properties fo:color="#ffffff" loext:opacity="100%" fo:font-weight="bold" style:font-weight-asian="bold" style:font-weight-complex="bold"/>
    </style:style>
    <style:style style:name="T37" style:family="text">
      <style:text-properties fo:font-variant="normal" fo:text-transform="none" fo:font-size="12pt" fo:letter-spacing="normal" fo:font-style="normal" loext:padding="0cm" loext:border="none"/>
    </style:style>
    <style:style style:name="T38" style:family="text">
      <style:text-properties officeooo:rsid="001cd637"/>
    </style:style>
    <style:style style:name="T39" style:family="text">
      <style:text-properties fo:color="#ffffff" loext:opacity="100%" fo:font-weight="normal" style:font-weight-asian="normal" style:font-weight-complex="normal"/>
    </style:style>
    <style:style style:name="T40" style:family="text">
      <style:text-properties fo:font-variant="normal" fo:text-transform="none" fo:letter-spacing="normal" fo:font-style="normal" fo:font-weight="normal" loext:padding="0cm" loext:border="none"/>
    </style:style>
    <style:style style:name="T41" style:family="text">
      <style:text-properties fo:font-variant="normal" fo:text-transform="none" fo:letter-spacing="normal" fo:font-style="normal" loext:padding="0cm" loext:border="none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2998ce"/>
    </style:style>
    <style:style style:name="T44" style:family="text">
      <style:text-properties officeooo:rsid="00262117"/>
    </style:style>
    <style:style style:name="T45" style:family="text">
      <style:text-properties officeooo:rsid="002b127c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Script</text:p>
      <text:p text:style-name="P2"/>
      <text:p text:style-name="P3">TypeScript é uma linguagem de programação de código aberto desenvolvida pela Microsoft que é um superconjunto do JavaScript, adicionando tipagem estática opcional e outros recursos avançados. Ele permite a criação de aplicações mais robustas e fáceis de manter, ao identificar erros de tipo durante a fase de desenvolvimento, antes da compilação para JavaScript. O código TypeScript é convertido em JavaScript puro para ser executado em navegadores ou servidores.</text:p>
      <text:p text:style-name="P3"/>
      <text:p text:style-name="P4">Características principais</text:p>
      <text:list text:style-name="L1">
        <text:list-item>
          <text:p text:style-name="P5"><text:span text:style-name="Strong_20_Emphasis"><text:span text:style-name="T1">Tipagem estática:</text:span></text:span><text:span text:style-name="T1"> </text:span></text:p>
          <text:p text:style-name="P6">Permite definir os tipos de variáveis, parâmetros de função e valores de retorno, o que ajuda a evitar erros e melhora a legibilidade do código. </text:p>
        </text:list-item>
        <text:list-item>
          <text:p text:style-name="P5"><text:span text:style-name="Strong_20_Emphasis"><text:span text:style-name="T1">Superconjunto do JavaScript:</text:span></text:span><text:span text:style-name="T1"> </text:span></text:p>
          <text:p text:style-name="P6">Qualquer código JavaScript válido também é um código TypeScript válido, o que facilita a transição para quem já trabalha com JavaScript. </text:p>
        </text:list-item>
        <text:list-item>
          <text:p text:style-name="P5"><text:span text:style-name="Strong_20_Emphasis"><text:span text:style-name="T1">Ferramentas para o desenvolvedor:</text:span></text:span><text:span text:style-name="T1"> </text:span></text:p>
          <text:p text:style-name="P5"><text:span text:style-name="T2">Oferece recursos como autocompletar (</text:span><text:a xlink:type="simple" xlink:href="https://www.google.com/search?cs=0&amp;sca_esv=ef95152108cb68c8&amp;snr=0&amp;sxsrf=AE3TifPVLYId06-sRdT1Bgl-RK-HUIDifQ%3A1763458351839&amp;q=IntelliSense&amp;sa=X&amp;ved=2ahUKEwjj6uuksvuQAxUcfKQEHUNEHMYQxccNegQIJRAB&amp;mstk=AUtExfD_IK-h1n12Wk4N7DKyIEss1AkxyfQFncxhB4eJNj6ZE_xbo2RHTxqo9Yp4nBNb1FRwamxyQuYS1Wnps7pnt20Wi9_fdmSBf7Je7uHvGMXMzYT6uVCli57qPO62S88jixDGEdOJB1vgXfpIenjYDgV2xyTQazuuzHmr9W7wNMR3FQE&amp;csui=3" text:style-name="Internet_20_link" text:visited-style-name="Visited_20_Internet_20_Link"><text:span text:style-name="T3">IntelliSense</text:span></text:a><text:span text:style-name="T2">) e validação em tempo real, o que torna o desenvolvimento mais eficiente e produtivo. </text:span></text:p>
        </text:list-item>
        <text:list-item>
          <text:p text:style-name="P5"><text:span text:style-name="Strong_20_Emphasis"><text:span text:style-name="T1">Orientação a objetos:</text:span></text:span><text:span text:style-name="T1"> </text:span></text:p>
          <text:p text:style-name="P6">Suporta conceitos como classes e interfaces, facilitando a implementação de padrões de design e a construção de sistemas complexos. </text:p>
        </text:list-item>
        <text:list-item>
          <text:p text:style-name="P7"><text:span text:style-name="Strong_20_Emphasis"><text:span text:style-name="T1">Compilação para JavaScript:</text:span></text:span><text:span text:style-name="T1"> </text:span></text:p>
          <text:p text:style-name="P8">O código escrito em TypeScript é compilado para JavaScript, garantindo que possa ser executado em qualquer ambiente que suporte JavaScript, como navegadores e Node.js.</text:p>
        </text:list-item>
      </text:list>
      <text:p text:style-name="P9">Para que serve</text:p>
      <text:list text:style-name="L2">
        <text:list-item>
          <text:p text:style-name="P10"><text:span text:style-name="Strong_20_Emphasis"><text:span text:style-name="T1">Desenvolvimento de aplicações web:</text:span></text:span><text:span text:style-name="T1"> </text:span></text:p>
          <text:p text:style-name="P10"><text:span text:style-name="T2">É amplamente utilizado no desenvolvimento de aplicações web, incluindo front-end (com frameworks como </text:span><text:a xlink:type="simple" xlink:href="https://www.google.com/search?cs=0&amp;sca_esv=ef95152108cb68c8&amp;snr=0&amp;sxsrf=AE3TifPVLYId06-sRdT1Bgl-RK-HUIDifQ%3A1763458351839&amp;q=Angular&amp;sa=X&amp;ved=2ahUKEwjj6uuksvuQAxUcfKQEHUNEHMYQxccNegQIPBAB&amp;mstk=AUtExfD_IK-h1n12Wk4N7DKyIEss1AkxyfQFncxhB4eJNj6ZE_xbo2RHTxqo9Yp4nBNb1FRwamxyQuYS1Wnps7pnt20Wi9_fdmSBf7Je7uHvGMXMzYT6uVCli57qPO62S88jixDGEdOJB1vgXfpIenjYDgV2xyTQazuuzHmr9W7wNMR3FQE&amp;csui=3" text:style-name="Internet_20_link" text:visited-style-name="Visited_20_Internet_20_Link"><text:span text:style-name="T3">Angular</text:span></text:a><text:span text:style-name="T2">) e back-end (com </text:span><text:a xlink:type="simple" xlink:href="https://www.google.com/search?cs=0&amp;sca_esv=ef95152108cb68c8&amp;snr=0&amp;sxsrf=AE3TifPVLYId06-sRdT1Bgl-RK-HUIDifQ%3A1763458351839&amp;q=Node.js&amp;sa=X&amp;ved=2ahUKEwjj6uuksvuQAxUcfKQEHUNEHMYQxccNegQIPBAC&amp;mstk=AUtExfD_IK-h1n12Wk4N7DKyIEss1AkxyfQFncxhB4eJNj6ZE_xbo2RHTxqo9Yp4nBNb1FRwamxyQuYS1Wnps7pnt20Wi9_fdmSBf7Je7uHvGMXMzYT6uVCli57qPO62S88jixDGEdOJB1vgXfpIenjYDgV2xyTQazuuzHmr9W7wNMR3FQE&amp;csui=3" text:style-name="Internet_20_link" text:visited-style-name="Visited_20_Internet_20_Link"><text:span text:style-name="T3">Node.js</text:span></text:a><text:span text:style-name="T2">). </text:span></text:p>
        </text:list-item>
        <text:list-item>
          <text:p text:style-name="P10"><text:span text:style-name="Strong_20_Emphasis"><text:span text:style-name="T1">Projetos de grande escala:</text:span></text:span><text:span text:style-name="T1"> </text:span></text:p>
          <text:p text:style-name="P11">É ideal para projetos grandes e complexos, pois a tipagem estática e a estrutura do código ajudam a gerenciar a complexidade e a prevenir bugs. </text:p>
        </text:list-item>
        <text:list-item>
          <text:p text:style-name="P12"><text:span text:style-name="Strong_20_Emphasis"><text:span text:style-name="T1">Melhoria da produtividade:</text:span></text:span><text:span text:style-name="T1"> </text:span></text:p>
          <text:p text:style-name="P13">Ao detectar erros mais cedo, o TypeScript economiza tempo que seria gasto na depuração, melhorando a produtividade geral da equipe de desenvolvimento.</text:p>
        </text:list-item>
      </text:list>
      <text:p text:style-name="P3"/>
      <text:p text:style-name="P3"/>
      <text:p text:style-name="P14"><text:soft-page-break/>Instalando</text:p>
      <text:p text:style-name="P15">npm i typescript -D <text:s/>// <text:s text:c="2"/><text:span text:style-name="T4">or</text:span></text:p>
      <text:p text:style-name="P16">pnpm i typescript -D</text:p>
      <text:p text:style-name="P17"/>
      <text:p text:style-name="P18">Compilando</text:p>
      <text:p text:style-name="P19">npx tsc index.ts <text:s text:c="2"/>// <text:s/><text:span text:style-name="T4">or</text:span></text:p>
      <text:p text:style-name="P20">npx tsc</text:p>
      <text:p text:style-name="P21">Automatizando a compilação…</text:p>
      <text:p text:style-name="P21">Criar uma pasta “.vscode” e dentro dela uma arquivo settings.json com a seguinte configuração:</text:p>
      <text:p text:style-name="P21"/>
      <text:p text:style-name="P21"/>
      <text:p text:style-name="P22">Code Runner</text:p>
      <text:p text:style-name="P21">Executa código diretamente no VS-Code, usando o botão de “play”. <text:span text:style-name="T5">Recomendação de boas práticas é não usar mais o Code Runner e executar via terminal.</text:span></text:p>
      <text:p text:style-name="P21"/>
      <text:p text:style-name="P21"/>
      <text:p text:style-name="P21"/>
      <text:p text:style-name="P17"/>
      <text:p text:style-name="P23">Configurações</text:p>
      <text:p text:style-name="P24">TypeScript</text:p>
      <text:p text:style-name="P24">Eslint <text:s/>// <text:s/>.eslintrc.js</text:p>
      <text:p text:style-name="P24">Prettier // .prettierrc.js</text:p>
      <text:p text:style-name="P24">.vscode // settings.json</text:p>
      <text:p text:style-name="P24">tsconfig.json <text:s/>// <text:s/>criado no momento de instalar o TS, init</text:p>
      <text:p text:style-name="P24">.editorconfig</text:p>
      <text:p text:style-name="P24"/>
      <text:p text:style-name="P17"/>
      <text:h text:style-name="P25" text:outline-level="1"><text:span text:style-name="Strong_20_Emphasis"><text:span text:style-name="T6">1. Ainda se usa Webpack + ts-loader?</text:span></text:span></text:h>
      <text:p text:style-name="P26"><text:span text:style-name="Strong_20_Emphasis">Somente para projetos antigos</text:span>.</text:p>
      <text:p text:style-name="P26">Hoje é considerado <text:span text:style-name="Strong_20_Emphasis">complexo</text:span>, <text:span text:style-name="Strong_20_Emphasis">lento</text:span> e normalmente <text:span text:style-name="Strong_20_Emphasis">desnecessário</text:span>.</text:p>
      <text:p text:style-name="P27">Se estás a começar algo novo, usa uma das alternativas modernas.</text:p>
      <text:h text:style-name="P28" text:outline-level="1"><text:span text:style-name="Strong_20_Emphasis"><text:span text:style-name="T6">2. As ferramentas modernas recomendadas</text:span></text:span></text:h>
      <text:h text:style-name="P29" text:outline-level="2"><text:span text:style-name="Strong_20_Emphasis"><text:span text:style-name="T6">A. Vite (mais recomendado para React/TS)</text:span></text:span></text:h>
      <text:p text:style-name="P26">✔ Super rápido (usa esbuild + Rollup)</text:p>
      <text:p text:style-name="P26">✔ Zero configuração inicial</text:p>
      <text:p text:style-name="P26">✔ Suporte nativo a TypeScript</text:p>
      <text:p text:style-name="P26"><text:soft-page-break/>✔ Ideal para React, Vue, Svelte, libraries, etc.</text:p>
      <text:p text:style-name="P27">Criar um projeto TS + React:</text:p>
      <text:p text:style-name="P30"><text:span text:style-name="Source_20_Text">npm create vite@latest my-app -- --template react-ts</text:span></text:p>
      <text:p text:style-name="P27">Para TS puro:</text:p>
      <text:p text:style-name="P30"><text:span text:style-name="Source_20_Text">npm create vite@latest my-lib -- --template vanilla-ts</text:span></text:p>
      <text:h text:style-name="P31" text:outline-level="2"><text:span text:style-name="Strong_20_Emphasis"><text:span text:style-name="T6">B. esbuild (para libs pequenas ou ferramentas)</text:span></text:span></text:h>
      <text:p text:style-name="P26">✔ O bundler mais rápido</text:p>
      <text:p text:style-name="P26">✔ Configuração mínima</text:p>
      <text:p text:style-name="P26">✔ Bom para CLIs, libs pequenas, scripts internos</text:p>
      <text:p text:style-name="P27">Exemplo:</text:p>
      <text:p text:style-name="P30"><text:span text:style-name="Source_20_Text">npm install esbuild --save-dev</text:span></text:p>
      <text:p text:style-name="P27">build script:</text:p>
      <text:p text:style-name="P30"><text:span text:style-name="Source_20_Text">esbuild src/index.ts --bundle --platform=node --outfile=dist/index.js</text:span></text:p>
      <text:h text:style-name="P31" text:outline-level="2"><text:span text:style-name="Strong_20_Emphasis"><text:span text:style-name="T6">C. tsup (o mais prático para libs TypeScript)</text:span></text:span></text:h>
      <text:p text:style-name="P26">✔ Baseado em esbuild</text:p>
      <text:p text:style-name="P26">✔ Detecta automaticamente TS/JS/CJS/ESM</text:p>
      <text:p text:style-name="P26">✔ Custa quase zero configurar</text:p>
      <text:p text:style-name="P26">✔ Muito usado em bibliotecas (óptimo para NPM packages)</text:p>
      <text:p text:style-name="P27">Instalação:</text:p>
      <text:p text:style-name="P30"><text:span text:style-name="Source_20_Text">npm install tsup --save-dev</text:span></text:p>
      <text:p text:style-name="P27">scripts no package.json:</text:p>
      <text:p text:style-name="P32"><text:span text:style-name="Source_20_Text">{</text:span></text:p>
      <text:p text:style-name="P33"><text:span text:style-name="Source_20_Text"><text:s text:c="2"/>"scripts": {</text:span></text:p>
      <text:p text:style-name="P33"><text:span text:style-name="Source_20_Text"><text:s text:c="4"/>"build": "tsup src/index.ts --format esm,cjs --dts"</text:span></text:p>
      <text:p text:style-name="P33"><text:span text:style-name="Source_20_Text"><text:s text:c="2"/>}</text:span></text:p>
      <text:p text:style-name="P34"><text:span text:style-name="Source_20_Text">}</text:span></text:p>
      <text:h text:style-name="P31" text:outline-level="2"><text:soft-page-break/><text:span text:style-name="Strong_20_Emphasis"><text:span text:style-name="T6">D. SWC (Alternativa moderna ao Babel)</text:span></text:span></text:h>
      <text:p text:style-name="P26">✔ Super rápido</text:p>
      <text:p text:style-name="P26">✔ Adoção crescente em Next.js e outros</text:p>
      <text:p text:style-name="P26">✔ Serve para transformar TS → JS sem bundling</text:p>
      <text:p text:style-name="P27">Bom para projetos Node backend.</text:p>
      <text:p text:style-name="P35"/>
      <text:h text:style-name="P36" text:outline-level="1"><text:span text:style-name="Strong_20_Emphasis"><text:span text:style-name="T6">3. E o Webpack em 2025? Quando usar?</text:span></text:span></text:h>
      <text:p text:style-name="P27">Usa somente se:</text:p>
      <text:list text:style-name="L3">
        <text:list-item>
          <text:p text:style-name="P37">Estás num <text:span text:style-name="Strong_20_Emphasis">projeto antigo</text:span> onde já existe webpack</text:p>
        </text:list-item>
        <text:list-item>
          <text:p text:style-name="P37">Precisam de bundling <text:span text:style-name="Strong_20_Emphasis">extremamente customizado</text:span></text:p>
        </text:list-item>
        <text:list-item>
          <text:p text:style-name="P37">Usam plugins Webpack específicos (Microfrontends Module Federation, por exemplo)</text:p>
        </text:list-item>
      </text:list>
      <text:p text:style-name="P27">Se for mesmo preciso usar Webpack + TS hoje, <text:span text:style-name="Strong_20_Emphasis">o ideal é:</text:span></text:p>
      <text:h text:style-name="P38" text:outline-level="3">✔ substituir <text:span text:style-name="Source_20_Text">ts-loader</text:span> por <text:span text:style-name="Strong_20_Emphasis">esbuild-loader</text:span> ou <text:span text:style-name="Strong_20_Emphasis">swc-loader</text:span></text:h>
      <text:p text:style-name="P27">Porque são muito mais rápidos.</text:p>
      <text:p text:style-name="P27">Exemplo moderno:</text:p>
      <text:p text:style-name="P30"><text:span text:style-name="Source_20_Text">npm install --save-dev webpack webpack-cli esbuild-loader</text:span></text:p>
      <text:p text:style-name="P27">webpack.config.js:</text:p>
      <text:p text:style-name="P32"><text:span text:style-name="Source_20_Text">module.exports = {</text:span></text:p>
      <text:p text:style-name="P33"><text:span text:style-name="Source_20_Text"><text:s text:c="2"/>module: {</text:span></text:p>
      <text:p text:style-name="P33"><text:span text:style-name="Source_20_Text"><text:s text:c="4"/>rules: [</text:span></text:p>
      <text:p text:style-name="P33"><text:span text:style-name="Source_20_Text"><text:s text:c="6"/>{</text:span></text:p>
      <text:p text:style-name="P33"><text:span text:style-name="Source_20_Text"><text:s text:c="8"/>test: /\.ts$/,</text:span></text:p>
      <text:p text:style-name="P33"><text:span text:style-name="Source_20_Text"><text:s text:c="8"/>loader: 'esbuild-loader',</text:span></text:p>
      <text:p text:style-name="P33"><text:span text:style-name="Source_20_Text"><text:s text:c="8"/>options: {</text:span></text:p>
      <text:p text:style-name="P33"><text:span text:style-name="Source_20_Text"><text:s text:c="10"/>loader: 'ts',</text:span></text:p>
      <text:p text:style-name="P33"><text:span text:style-name="Source_20_Text"><text:s text:c="10"/>target: 'es2020'</text:span></text:p>
      <text:p text:style-name="P33"><text:span text:style-name="Source_20_Text"><text:s text:c="8"/>}</text:span></text:p>
      <text:p text:style-name="P33"><text:span text:style-name="Source_20_Text"><text:s text:c="6"/>}</text:span></text:p>
      <text:p text:style-name="P33"><text:span text:style-name="Source_20_Text"><text:s text:c="4"/>]</text:span></text:p>
      <text:p text:style-name="P33"><text:span text:style-name="Source_20_Text"><text:s text:c="2"/>},</text:span></text:p>
      <text:p text:style-name="P33"><text:span text:style-name="Source_20_Text"><text:s text:c="2"/>resolve: {</text:span></text:p>
      <text:p text:style-name="P33"><text:soft-page-break/><text:span text:style-name="Source_20_Text"><text:s text:c="4"/>extensions: ['.ts', '.js']</text:span></text:p>
      <text:p text:style-name="P33"><text:span text:style-name="Source_20_Text"><text:s text:c="2"/>}</text:span></text:p>
      <text:p text:style-name="P34"><text:span text:style-name="Source_20_Text">};</text:span></text:p>
      <text:h text:style-name="P28" text:outline-level="1"><text:span text:style-name="Strong_20_Emphasis"><text:span text:style-name="T6">4. TypeScript moderno — práticas recomendadas (2024–2025)</text:span></text:span></text:h>
      <text:h text:style-name="P39" text:outline-level="2">✔ Usa <text:span text:style-name="Source_20_Text">"moduleResolution": "bundler"</text:span></text:h>
      <text:p text:style-name="P27">Mais compatível com ESM moderno.</text:p>
      <text:h text:style-name="P39" text:outline-level="2">✔ Usa <text:span text:style-name="Source_20_Text">"target": "ES2020"</text:span> ou superior</text:h>
      <text:p text:style-name="P27">Não existe motivo para compilar para ES5 hoje.</text:p>
      <text:h text:style-name="P39" text:outline-level="2">✔ Evita paths complexos — usa <text:span text:style-name="Source_20_Text">"paths"</text:span> somente quando necessário</text:h>
      <text:h text:style-name="P39" text:outline-level="2">✔ Usa <text:span text:style-name="Source_20_Text">"strict": true"</text:span> sempre (boa prática padrão)</text:h>
      <text:h text:style-name="P39" text:outline-level="2">✔ Usa <text:span text:style-name="Source_20_Text">"verbatimModuleSyntax": true"</text:span></text:h>
      <text:p text:style-name="P27">Mantém os imports exatamente como estão no JS gerado.</text:p>
      <text:h text:style-name="P40" text:outline-level="1"><text:span text:style-name="Strong_20_Emphasis"/></text:h>
      <text:h text:style-name="P28" text:outline-level="1"><text:span text:style-name="Strong_20_Emphasis"><text:span text:style-name="T6">5. Setup recomendado para 2025 (React + TS)</text:span></text:span></text:h>
      <text:p text:style-name="P27"><text:span text:style-name="Strong_20_Emphasis">Vite + React + TypeScript</text:span></text:p>
      <text:list text:style-name="L4">
        <text:list-item>
          <text:p text:style-name="P41">build rápido</text:p>
        </text:list-item>
        <text:list-item>
          <text:p text:style-name="P41">HMR instantâneo</text:p>
        </text:list-item>
        <text:list-item>
          <text:p text:style-name="P41">sem webpack</text:p>
        </text:list-item>
        <text:list-item>
          <text:p text:style-name="P41">configuração simples</text:p>
        </text:list-item>
      </text:list>
      <text:p text:style-name="P32"><text:span text:style-name="Source_20_Text">npm create vite@latest app -- --template react-ts</text:span></text:p>
      <text:p text:style-name="P33"><text:span text:style-name="Source_20_Text">npm install</text:span></text:p>
      <text:p text:style-name="P34"><text:span text:style-name="Source_20_Text">npm run dev</text:span></text:p>
      <text:p text:style-name="P35"/>
      <text:h text:style-name="P36" text:outline-level="1"><text:span text:style-name="Strong_20_Emphasis"><text:span text:style-name="T6">6. Setup recomendado para backend Node + TypeScript</text:span></text:span></text:h>
      <text:h text:style-name="P38" text:outline-level="3">A. tsx (sem build, roda TS diretamente)</text:h>
      <text:p text:style-name="P30"><text:span text:style-name="Source_20_Text">npm install tsx --save-dev</text:span></text:p>
      <text:p text:style-name="P27">package.json:</text:p>
      <text:p text:style-name="P32"><text:soft-page-break/><text:span text:style-name="Source_20_Text">{</text:span></text:p>
      <text:p text:style-name="P33"><text:span text:style-name="Source_20_Text"><text:s text:c="2"/>"scripts": {</text:span></text:p>
      <text:p text:style-name="P33"><text:span text:style-name="Source_20_Text"><text:s text:c="4"/>"dev": "tsx watch src/index.ts"</text:span></text:p>
      <text:p text:style-name="P33"><text:span text:style-name="Source_20_Text"><text:s text:c="2"/>}</text:span></text:p>
      <text:p text:style-name="P34"><text:span text:style-name="Source_20_Text">}</text:span></text:p>
      <text:h text:style-name="P38" text:outline-level="3">B. tsup para compilar para produção</text:h>
      <text:p text:style-name="P30"><text:span text:style-name="Source_20_Text">npm install tsup --save-dev</text:span></text:p>
      <text:p text:style-name="P32"><text:span text:style-name="Source_20_Text">{</text:span></text:p>
      <text:p text:style-name="P33"><text:span text:style-name="Source_20_Text"><text:s text:c="2"/>"scripts": {</text:span></text:p>
      <text:p text:style-name="P33"><text:span text:style-name="Source_20_Text"><text:s text:c="4"/>"build": "tsup src/index.ts --format esm,cjs --dts"</text:span></text:p>
      <text:p text:style-name="P33"><text:span text:style-name="Source_20_Text"><text:s text:c="2"/>}</text:span></text:p>
      <text:p text:style-name="P34"><text:span text:style-name="Source_20_Text">}</text:span></text:p>
      <text:p text:style-name="P42">Super</text:p>
      <text:p text:style-name="P43">Este método é usado para ter acesso a algo da super classe dentro da extensão daquela classe.</text:p>
      <text:p text:style-name="P17"/>
      <text:p text:style-name="P44">Private</text:p>
      <text:p text:style-name="P45">Este método é usado para ter acesso a algo <text:span text:style-name="T7">somente dentro da classe em que foi criando, não permitindo o acesso externo.</text:span></text:p>
      <text:p text:style-name="P46"/>
      <text:p text:style-name="P44">Protected</text:p>
      <text:p text:style-name="P47">Este método é usado para ter acesso a algo <text:span text:style-name="T7">somente dentro da classe em que foi criando </text:span><text:span text:style-name="T8">e também nas subclasses criadas apartir desta classe </text:span><text:span text:style-name="T9">(por herança)</text:span><text:span text:style-name="T8">.</text:span></text:p>
      <text:p text:style-name="P48"/>
      <text:p text:style-name="P49"><text:span text:style-name="T10">P</text:span><text:span text:style-name="T11">ublic</text:span></text:p>
      <text:p text:style-name="P50">Este método é usado para ter acesso a algo <text:span text:style-name="T9">tanto </text:span><text:span text:style-name="T7">dentro da classe em que foi criando, </text:span><text:span text:style-name="T9">como for a, em qualquer lugar.</text:span></text:p>
      <text:p text:style-name="P51"/>
      <text:p text:style-name="P52"><text:span text:style-name="T11">G</text:span><text:span text:style-name="T10">etter and Setter</text:span></text:p>
      <text:p text:style-name="P53"><text:span text:style-name="T12">Permite </text:span>acessar os elementos da classe externamente, consulta <text:span text:style-name="T13">(get) </text:span>e definição <text:span text:style-name="T13">(set)</text:span>.</text:p>
      <text:p text:style-name="P54"><text:span text:style-name="T14">export</text:span> <text:span text:style-name="T14">class</text:span> <text:span text:style-name="T15">Pessoa</text:span> {</text:p>
      <text:p text:style-name="P55">  <text:span text:style-name="T16">constructor</text:span><text:span text:style-name="T17">(</text:span></text:p>
      <text:p text:style-name="P55">    <text:span text:style-name="T16">private</text:span><text:span text:style-name="T17"> </text:span><text:span text:style-name="T18">nome</text:span><text:span text:style-name="T16">:</text:span><text:span text:style-name="T17"> </text:span><text:span text:style-name="T19">string</text:span><text:span text:style-name="T17">,</text:span></text:p>
      <text:p text:style-name="P55">    <text:span text:style-name="T16">private</text:span><text:span text:style-name="T17"> </text:span><text:span text:style-name="T18">sobrenome</text:span><text:span text:style-name="T16">:</text:span><text:span text:style-name="T17"> </text:span><text:span text:style-name="T19">string</text:span><text:span text:style-name="T17">,</text:span></text:p>
      <text:p text:style-name="P55">    <text:span text:style-name="T16">private</text:span><text:span text:style-name="T17"> </text:span><text:span text:style-name="T18">idade</text:span><text:span text:style-name="T16">:</text:span><text:span text:style-name="T17"> </text:span><text:span text:style-name="T19">number</text:span><text:span text:style-name="T17">,</text:span></text:p>
      <text:p text:style-name="P55">    <text:span text:style-name="T16">private</text:span><text:span text:style-name="T17"> </text:span><text:span text:style-name="T18">_cpf</text:span><text:span text:style-name="T16">:</text:span><text:span text:style-name="T17"> </text:span><text:span text:style-name="T19">string</text:span></text:p>
      <text:p text:style-name="P55">  <text:span text:style-name="T17">) {</text:span></text:p>
      <text:p text:style-name="P55">    <text:span text:style-name="T20">this</text:span><text:span text:style-name="T17">.cpf </text:span><text:span text:style-name="T16">=</text:span><text:span text:style-name="T17"> </text:span><text:span text:style-name="T18">_cpf</text:span><text:span text:style-name="T17">;</text:span></text:p>
      <text:p text:style-name="P55"><text:soft-page-break/>  <text:span text:style-name="T17">}</text:span></text:p>
      <text:p text:style-name="P56"/>
      <text:p text:style-name="P55">  <text:span text:style-name="T16">set</text:span><text:span text:style-name="T17"> cpf(</text:span><text:span text:style-name="T18">cpf</text:span><text:span text:style-name="T16">:</text:span><text:span text:style-name="T17"> </text:span><text:span text:style-name="T19">string</text:span><text:span text:style-name="T17">) {</text:span></text:p>
      <text:p text:style-name="P55">    <text:span text:style-name="T17">console.</text:span><text:span text:style-name="T21">log</text:span><text:span text:style-name="T17">(</text:span><text:span text:style-name="T22">'</text:span><text:span text:style-name="T23">SETTER CHAMADO</text:span><text:span text:style-name="T22">'</text:span><text:span text:style-name="T17">);</text:span></text:p>
      <text:p text:style-name="P55">    <text:span text:style-name="T20">this</text:span><text:span text:style-name="T17">._cpf </text:span><text:span text:style-name="T16">=</text:span><text:span text:style-name="T17"> </text:span><text:span text:style-name="T18">cpf</text:span><text:span text:style-name="T17">;</text:span></text:p>
      <text:p text:style-name="P55">  <text:span text:style-name="T17">}</text:span></text:p>
      <text:p text:style-name="P56"/>
      <text:p text:style-name="P55">  <text:span text:style-name="T16">get</text:span><text:span text:style-name="T17"> cpf()</text:span><text:span text:style-name="T16">:</text:span><text:span text:style-name="T17"> </text:span><text:span text:style-name="T19">string</text:span><text:span text:style-name="T17"> {</text:span></text:p>
      <text:p text:style-name="P55">    <text:span text:style-name="T17">console.</text:span><text:span text:style-name="T21">log</text:span><text:span text:style-name="T17">(</text:span><text:span text:style-name="T22">'</text:span><text:span text:style-name="T23">GETTER CHAMADO</text:span><text:span text:style-name="T22">'</text:span><text:span text:style-name="T17">);</text:span></text:p>
      <text:p text:style-name="P55">    <text:span text:style-name="T16">return</text:span><text:span text:style-name="T17"> </text:span><text:span text:style-name="T20">this</text:span><text:span text:style-name="T17">._cpf.</text:span><text:span text:style-name="T21">replace</text:span><text:span text:style-name="T17">(</text:span><text:span text:style-name="T24">/</text:span><text:span text:style-name="T25">\D</text:span><text:span text:style-name="T24">/</text:span><text:span text:style-name="T16">g</text:span><text:span text:style-name="T17">, </text:span><text:span text:style-name="T22">''</text:span><text:span text:style-name="T17">);</text:span></text:p>
      <text:p text:style-name="P55">  <text:span text:style-name="T17">}</text:span></text:p>
      <text:p text:style-name="P57">}</text:p>
      <text:p text:style-name="P56"/>
      <text:p text:style-name="P57"><text:span text:style-name="T14">const</text:span> <text:span text:style-name="T26">pessoa</text:span> <text:span text:style-name="T14">=</text:span> <text:span text:style-name="T27">new</text:span> <text:span text:style-name="T15">Pessoa</text:span>(<text:span text:style-name="T28">'</text:span><text:span text:style-name="T29">Luiz</text:span><text:span text:style-name="T28">'</text:span>, <text:span text:style-name="T28">'</text:span><text:span text:style-name="T29">Miranda</text:span><text:span text:style-name="T28">'</text:span>, <text:span text:style-name="T26">30</text:span>, <text:span text:style-name="T28">'</text:span><text:span text:style-name="T29">123.456.798-00</text:span><text:span text:style-name="T28">'</text:span>);</text:p>
      <text:p text:style-name="P57"><text:span text:style-name="T26">pessoa</text:span>.cpf <text:span text:style-name="T14">=</text:span> <text:span text:style-name="T28">'</text:span><text:span text:style-name="T29">123.456.798-99</text:span><text:span text:style-name="T28">'</text:span>; <text:s/>// <text:s/><text:span text:style-name="T30">set</text:span></text:p>
      <text:p text:style-name="P57">console.<text:span text:style-name="T31">log</text:span>(<text:span text:style-name="T26">pessoa</text:span>.cpf); <text:s text:c="2"/>// <text:s/><text:span text:style-name="T30">get</text:span></text:p>
      <text:p text:style-name="P51"/>
      <text:p text:style-name="P58">Static</text:p>
      <text:p text:style-name="P59">Este método é usado para <text:span text:style-name="T32">não permitir o</text:span> acesso a<text:span text:style-name="T32">o método pela instância da classe, somente diretamente pela classe</text:span><text:span text:style-name="T9">.</text:span></text:p>
      <text:p text:style-name="P60"/>
      <text:p text:style-name="P61"><text:span text:style-name="T33">C</text:span><text:span text:style-name="T10">lasses Abstratas</text:span></text:p>
      <text:p text:style-name="P62">Este método é usado para <text:span text:style-name="T34">todos que estenderem aquela classe abstrata terão o mesmo tipo, </text:span><text:span text:style-name="T35">mesmo determinado método e atributo.</text:span></text:p>
      <text:p text:style-name="P62"/>
      <text:h text:style-name="P63" text:outline-level="1"><text:span text:style-name="T36">O que são </text:span><text:span text:style-name="Strong_20_Emphasis"><text:span text:style-name="T36">classes</text:span></text:span><text:span text:style-name="T36"> e </text:span><text:span text:style-name="Strong_20_Emphasis"><text:span text:style-name="T36">classes abstratas</text:span></text:span><text:span text:style-name="T36">?</text:span></text:h>
      <text:h text:style-name="P64" text:outline-level="2"><text:span text:style-name="Strong_20_Emphasis">1. Classe (Class)</text:span></text:h>
      <text:p text:style-name="P65">Uma <text:span text:style-name="Strong_20_Emphasis">classe</text:span> é um modelo que descreve um tipo de objeto. Ela pode ter:</text:p>
      <text:list text:style-name="L5">
        <text:list-item>
          <text:p text:style-name="P66">propriedades (dados)</text:p>
        </text:list-item>
        <text:list-item>
          <text:p text:style-name="P66">métodos (funções)</text:p>
        </text:list-item>
        <text:list-item>
          <text:p text:style-name="P66">construtores</text:p>
        </text:list-item>
      </text:list>
      <text:h text:style-name="P67" text:outline-level="1"><text:span text:style-name="Strong_20_Emphasis"><text:span text:style-name="T37">2. Classe Abstrata (abstract class)</text:span></text:span></text:h>
      <text:p text:style-name="P65">Uma <text:span text:style-name="Strong_20_Emphasis">classe abstrata</text:span> é uma classe <text:span text:style-name="Strong_20_Emphasis">que não pode ser instanciada</text:span> diretamente. <text:span text:style-name="T38">Mas poderá ser extendida e utilizada. </text:span>Ela serve como <text:span text:style-name="Strong_20_Emphasis">modelo base</text:span>, para ser <text:span text:style-name="Strong_20_Emphasis">herdada</text:span> por outras classes. Também pode ter:</text:p>
      <text:list text:style-name="L6">
        <text:list-item>
          <text:p text:style-name="P68">métodos normais (com código)</text:p>
        </text:list-item>
        <text:list-item>
          <text:p text:style-name="P68">métodos abstratos (sem código, só a assinatura)</text:p>
        </text:list-item>
      </text:list>
      <text:p text:style-name="P69">Se tiver métodos ou atributos abstratos isto significa não preciso de valor ou corpo no método.</text:p>
      <text:p text:style-name="P70"/>
      <text:p text:style-name="P71">Agregação</text:p>
      <text:p text:style-name="P17">Ela indica que uma classe “tem” outra classe, mas de forma fraca (não dependente).<text:line-break/>É um dos conceitos mais importantes ao estudar UML, Java, TypeScript, C#, etc.</text:p>
      <text:p text:style-name="P72">gregação = uma relação do tipo “tem um”, mas cada objeto pode existir sozinho”.<text:line-break/>Ou seja:</text:p>
      <text:p text:style-name="P72">Um objeto contém outro objeto. Mas não é dono completamente dele.</text:p>
      <text:p text:style-name="P72">O objeto agregado pode viver sozinho, seja criado antes ou existir depois.</text:p>
      <text:p text:style-name="P72"><text:soft-page-break/>A vida de um objeto não depende da vida do outro. É uma associação fraca.</text:p>
      <text:p text:style-name="P72"/>
      <text:h text:style-name="P73" text:outline-level="1">Exemplo (fácil de entender)</text:h>
      <text:h text:style-name="P39" text:outline-level="2">🏠 Classe <text:span text:style-name="Strong_20_Emphasis">Casa</text:span> e classe <text:span text:style-name="Strong_20_Emphasis">Pessoa</text:span></text:h>
      <text:p text:style-name="P74">class Pessoa {</text:p>
      <text:p text:style-name="P74"><text:s text:c="2"/>nome: string;</text:p>
      <text:p text:style-name="P74"><text:s text:c="2"/>constructor(nome: string) { this.nome = nome; }</text:p>
      <text:p text:style-name="P74">}</text:p>
      <text:p text:style-name="P74"/>
      <text:p text:style-name="P74">class Casa {</text:p>
      <text:p text:style-name="P74"><text:s text:c="2"/>moradores: Pessoa[];</text:p>
      <text:p text:style-name="P74"/>
      <text:p text:style-name="P74"><text:s text:c="2"/>constructor(moradores: Pessoa[]) {</text:p>
      <text:p text:style-name="P74"><text:s text:c="4"/>this.moradores = moradores;</text:p>
      <text:p text:style-name="P74"><text:s text:c="2"/>}</text:p>
      <text:p text:style-name="P74">}</text:p>
      <text:p text:style-name="P75">A Casa tem Pessoas — mas as Pessoas não dependem da Casa. Elas existiriam mesmo que a casa fosse destruída. Isso é Agregação.</text:p>
      <text:h text:style-name="P76" text:outline-level="1">Diferença para <text:span text:style-name="Strong_20_Emphasis">Composição</text:span></text:h>
      <text:p text:style-name="P77">Muita gente confunde, então aqui vai:</text:p>
      <text:h text:style-name="P78" text:outline-level="3">Agregação</text:h>
      <text:p text:style-name="P79">“tem um”, <text:span text:style-name="Strong_20_Emphasis">mas vivem separados</text:span></text:p>
      <text:p text:style-name="P79">Ex:</text:p>
      <text:list text:style-name="L7">
        <text:list-item>
          <text:p text:style-name="P80">Casa → Pessoas</text:p>
        </text:list-item>
        <text:list-item>
          <text:p text:style-name="P80">Escola → Alunos</text:p>
        </text:list-item>
        <text:list-item>
          <text:p text:style-name="P80">Time → Jogadores</text:p>
        </text:list-item>
        <text:list-item>
          <text:p text:style-name="P80">Restaurante → Empregados</text:p>
        </text:list-item>
      </text:list>
      <text:h text:style-name="P81" text:outline-level="3">✔ Composição</text:h>
      <text:p text:style-name="P79">“é parte de”, <text:span text:style-name="Strong_20_Emphasis">e não vivem separados</text:span></text:p>
      <text:p text:style-name="P79">Se o objeto pai morre, o filho morre também.</text:p>
      <text:p text:style-name="P79">Ex:</text:p>
      <text:list text:style-name="L8">
        <text:list-item>
          <text:p text:style-name="P82">Carro → Motor</text:p>
        </text:list-item>
        <text:list-item>
          <text:p text:style-name="P82">Livro → Capítulos</text:p>
        </text:list-item>
        <text:list-item>
          <text:p text:style-name="P82">Pessoa → Coração</text:p>
        </text:list-item>
      </text:list>
      <text:p text:style-name="P83">Exemplo completo em TypeScript</text:p>
      <text:p text:style-name="P84">class Departamento {</text:p>
      <text:p text:style-name="P84"><text:s text:c="2"/>nome: string;</text:p>
      <text:p text:style-name="P84"><text:s text:c="2"/>constructor(nome: string) { this.nome = nome; }</text:p>
      <text:p text:style-name="P84">}</text:p>
      <text:p text:style-name="P84"/>
      <text:p text:style-name="P84">class Empresa {</text:p>
      <text:p text:style-name="P84"><text:s text:c="2"/>departamentos: Departamento[];</text:p>
      <text:p text:style-name="P84"/>
      <text:p text:style-name="P84"><text:s text:c="2"/>constructor(departamentos: Departamento[]) {</text:p>
      <text:p text:style-name="P84"><text:s text:c="4"/>this.departamentos = departamentos;</text:p>
      <text:p text:style-name="P84"><text:soft-page-break/><text:s text:c="2"/>}</text:p>
      <text:p text:style-name="P84">}</text:p>
      <text:p text:style-name="P84"/>
      <text:p text:style-name="P84">const dep1 = new Departamento("RH");</text:p>
      <text:p text:style-name="P84">const dep2 = new Departamento("TI");</text:p>
      <text:p text:style-name="P84"/>
      <text:p text:style-name="P84">const empresa = new Empresa([dep1, dep2]);</text:p>
      <text:p text:style-name="P85"/>
      <text:p text:style-name="P86">O que são tipos em classes?</text:p>
      <text:p text:style-name="P87">São os tipos das propriedades, dos métodos e dos parâmetros dentro de uma classe.</text:p>
      <text:p text:style-name="P87">Ou seja, é como definimos que tipo de dado cada parte da classe deve aceitar ou retornar. No TypeScript isso é muito importante, porque dá segurança ao código.</text:p>
      <text:p text:style-name="P88">Quando usar type?</text:p>
      <text:p text:style-name="P88">O type também define tipos, mas é mais flexível.</text:p>
      <text:p text:style-name="P88">Pode representar:</text:p>
      <text:list text:style-name="L9">
        <text:list-item>
          <text:p text:style-name="P89">objetos</text:p>
        </text:list-item>
        <text:list-item>
          <text:p text:style-name="P89">unions</text:p>
        </text:list-item>
        <text:list-item>
          <text:p text:style-name="P89">tuples</text:p>
        </text:list-item>
        <text:list-item>
          <text:p text:style-name="P89">aliases complexos</text:p>
        </text:list-item>
        <text:list-item>
          <text:p text:style-name="P89">funções</text:p>
        </text:list-item>
        <text:list-item>
          <text:p text:style-name="P89">interseções</text:p>
        </text:list-item>
      </text:list>
      <text:p text:style-name="P85"/>
      <text:p text:style-name="P90">Interface</text:p>
      <text:p text:style-name="P91">Uma interface em TypeScript define a forma (shape) de um objeto, classe ou função.</text:p>
      <text:p text:style-name="P91">Ela diz quais propriedades e métodos devem existir, mas não possui implementação.</text:p>
      <text:p text:style-name="P92">Usada para modelar objetos.</text:p>
      <text:p text:style-name="P91">Quando usar interface?</text:p>
      <text:p text:style-name="P91">Use interface quando:</text:p>
      <text:list text:style-name="L10">
        <text:list-item>
          <text:p text:style-name="P93">o tipo representa um objeto</text:p>
        </text:list-item>
        <text:list-item>
          <text:p text:style-name="P93">será usado com classes</text:p>
        </text:list-item>
        <text:list-item>
          <text:p text:style-name="P93">quer permitir extensão futura</text:p>
        </text:list-item>
        <text:list-item>
          <text:p text:style-name="P93">quer permitir declaração duplicada (merge)</text:p>
        </text:list-item>
      </text:list>
      <text:p text:style-name="P92"/>
      <text:h text:style-name="P94" text:outline-level="1"><text:span text:style-name="Strong_20_Emphasis"><text:span text:style-name="T39">Boas práticas modernas: quando usar </text:span></text:span><text:span text:style-name="Source_20_Text"><text:span text:style-name="T39">interface</text:span></text:span><text:span text:style-name="Strong_20_Emphasis"><text:span text:style-name="T39"> e quando usar </text:span></text:span><text:span text:style-name="Source_20_Text"><text:span text:style-name="T39">type</text:span></text:span></text:h>
      <text:h text:style-name="P95" text:outline-level="1"><text:span text:style-name="T40">Aqui está a </text:span><text:span text:style-name="Strong_20_Emphasis"><text:span text:style-name="T41">resposta curta, direta e atual (2025)</text:span></text:span><text:span text:style-name="T40"> baseada nas práticas mais usadas pela comunidade TypeScript e recomendadas pelo time do TS:</text:span></text:h>
      <text:h text:style-name="P96" text:outline-level="2"><text:span text:style-name="Strong_20_Emphasis">Use </text:span><text:span text:style-name="Strong_20_Emphasis"><text:span text:style-name="Source_20_Text">interface</text:span></text:span><text:span text:style-name="Strong_20_Emphasis"> quando:</text:span></text:h>
      <text:p text:style-name="P97">✔ O tipo representa <text:span text:style-name="Strong_20_Emphasis">um objeto</text:span></text:p>
      <text:p text:style-name="P97">✔ O tipo será <text:span text:style-name="Strong_20_Emphasis">implementado por classes</text:span></text:p>
      <text:p text:style-name="P97">✔ Você quer <text:span text:style-name="Strong_20_Emphasis">extensibilidade</text:span>, ou seja, a possibilidade de adicionar campos depois</text:p>
      <text:p text:style-name="P97">✔ O tipo descreve <text:span text:style-name="Strong_20_Emphasis">contratos públicos</text:span> (APIs internas, modelos, DTOs, props de componentes etc.)</text:p>
      <text:h text:style-name="P98" text:outline-level="3">Exemplos típicos:</text:h>
      <text:list text:style-name="L11">
        <text:list-item>
          <text:p text:style-name="P99">Props de componentes React</text:p>
        </text:list-item>
        <text:list-item>
          <text:p text:style-name="P99">Modelos de domínio (User, Product…)</text:p>
        </text:list-item>
        <text:list-item>
          <text:p text:style-name="P99">Objetos complexos</text:p>
        </text:list-item>
        <text:list-item>
          <text:p text:style-name="P99">Contratos entre módulos</text:p>
        </text:list-item>
      </text:list>
      <text:p text:style-name="P100"><text:span text:style-name="Source_20_Text">interface User {</text:span></text:p>
      <text:p text:style-name="P100"><text:span text:style-name="Source_20_Text"><text:s text:c="2"/>id: number;</text:span></text:p>
      <text:p text:style-name="P100"><text:span text:style-name="Source_20_Text"><text:s text:c="2"/>nome: string;</text:span></text:p>
      <text:p text:style-name="P100"><text:span text:style-name="Source_20_Text">}</text:span></text:p>
      <text:p text:style-name="P97">Por quê?</text:p>
      <text:list text:style-name="L12">
        <text:list-item>
          <text:p text:style-name="P101"><text:soft-page-break/>Interfaces permitem <text:span text:style-name="Strong_20_Emphasis">declaração múltipla (merge)</text:span> e <text:span text:style-name="Strong_20_Emphasis">extends</text:span> mais natural.</text:p>
        </text:list-item>
        <text:list-item>
          <text:p text:style-name="P101">Ferramentas e IDEs lidam melhor com interfaces para objetos.</text:p>
        </text:list-item>
      </text:list>
      <text:p text:style-name="P102"/>
      <text:h text:style-name="P103" text:outline-level="2"><text:span text:style-name="Strong_20_Emphasis">Use </text:span><text:span text:style-name="Strong_20_Emphasis"><text:span text:style-name="Source_20_Text">type</text:span></text:span><text:span text:style-name="Strong_20_Emphasis"> quando:</text:span></text:h>
      <text:list text:style-name="L13">
        <text:list-item>
          <text:p text:style-name="P104">Precisa criar <text:span text:style-name="Strong_20_Emphasis">unions</text:span>, <text:span text:style-name="Strong_20_Emphasis">interseções</text:span>, <text:span text:style-name="Strong_20_Emphasis">tuples</text:span>, <text:span text:style-name="Strong_20_Emphasis">aliases complexos</text:span></text:p>
        </text:list-item>
        <text:list-item>
          <text:p text:style-name="P104">O tipo <text:span text:style-name="Strong_20_Emphasis">não é um objeto tradicional</text:span></text:p>
        </text:list-item>
        <text:list-item>
          <text:p text:style-name="P104">Está compondo tipos avançados</text:p>
        </text:list-item>
        <text:list-item>
          <text:p text:style-name="P104">Precisa representar padrões que interfaces <text:span text:style-name="Strong_20_Emphasis">não suportam</text:span></text:p>
        </text:list-item>
      </text:list>
      <text:h text:style-name="P98" text:outline-level="3">Exemplos típicos:</text:h>
      <text:list text:style-name="L14">
        <text:list-item>
          <text:p text:style-name="P105">Union types:</text:p>
        </text:list-item>
      </text:list>
      <text:p text:style-name="P106"><text:span text:style-name="Source_20_Text">type Status = "success" | "error" | "loading";</text:span></text:p>
      <text:list text:style-name="L15">
        <text:list-item>
          <text:p text:style-name="P107">Tuples:</text:p>
        </text:list-item>
      </text:list>
      <text:p text:style-name="P106"><text:span text:style-name="Source_20_Text">type Coordenada = [number, number];</text:span></text:p>
      <text:list text:style-name="L16">
        <text:list-item>
          <text:p text:style-name="P108">Tipos derivados:</text:p>
        </text:list-item>
      </text:list>
      <text:p text:style-name="P106"><text:span text:style-name="Source_20_Text">type ApiResponse&lt;T&gt; = T | Error;</text:span></text:p>
      <text:list text:style-name="L17">
        <text:list-item>
          <text:p text:style-name="P109">Funções:</text:p>
        </text:list-item>
      </text:list>
      <text:p text:style-name="P106"><text:span text:style-name="Source_20_Text">type Callback = (value: number) =&gt; void;</text:span></text:p>
      <text:p text:style-name="P97">Por quê?</text:p>
      <text:list text:style-name="L18">
        <text:list-item>
          <text:p text:style-name="P110"><text:span text:style-name="Source_20_Text">type</text:span> é mais poderoso para composições complexas.</text:p>
        </text:list-item>
        <text:list-item>
          <text:p text:style-name="P110">Faz coisas que interface não faz (union, tuple, mapped type…).</text:p>
        </text:list-item>
      </text:list>
      <text:p text:style-name="P102"/>
      <text:h text:style-name="P98" text:outline-level="3"><text:span text:style-name="Strong_20_Emphasis">Regra prática mais aceita pela comunidade:</text:span></text:h>
      <text:p text:style-name="P111"><text:span text:style-name="Strong_20_Emphasis"><text:span text:style-name="T42">Use </text:span></text:span><text:span text:style-name="Strong_20_Emphasis"><text:span text:style-name="Source_20_Text"><text:span text:style-name="T42">interface</text:span></text:span></text:span><text:span text:style-name="Strong_20_Emphasis"><text:span text:style-name="T42"> para objetos e classes.</text:span></text:span></text:p>
      <text:p text:style-name="P111"><text:span text:style-name="Strong_20_Emphasis"><text:span text:style-name="T42">Use </text:span></text:span><text:span text:style-name="Strong_20_Emphasis"><text:span text:style-name="Source_20_Text"><text:span text:style-name="T42">type</text:span></text:span></text:span><text:span text:style-name="Strong_20_Emphasis"><text:span text:style-name="T42"> para tudo o que não é um objeto.</text:span></text:span></text:p>
      <text:p text:style-name="P112"/>
      <text:h text:style-name="P113" text:outline-level="1">Por que isso virou padrão?</text:h>
      <text:list text:style-name="L19">
        <text:list-item>
          <text:p text:style-name="P114">Interfaces são <text:span text:style-name="Strong_20_Emphasis">mais estáveis e claras para domain modeling</text:span></text:p>
        </text:list-item>
        <text:list-item>
          <text:p text:style-name="P114">Types são <text:span text:style-name="Strong_20_Emphasis">mais flexíveis e poderosos</text:span></text:p>
        </text:list-item>
        <text:list-item>
          <text:p text:style-name="P114">A comunidade e o time do TS convergiram para essa divisão de responsabilidades</text:p>
        </text:list-item>
      </text:list>
      <text:p text:style-name="P102"/>
      <text:h text:style-name="P115" text:outline-level="1">Exemplos claros de decisão</text:h>
      <text:h text:style-name="P98" text:outline-level="3">Modelo de dados → <text:span text:style-name="Strong_20_Emphasis">interface</text:span></text:h>
      <text:p text:style-name="P100"><text:span text:style-name="Source_20_Text">interface Produto {</text:span></text:p>
      <text:p text:style-name="P100"><text:span text:style-name="Source_20_Text"><text:s text:c="2"/>id: number;</text:span></text:p>
      <text:p text:style-name="P100"><text:span text:style-name="Source_20_Text"><text:s text:c="2"/>nome: string;</text:span></text:p>
      <text:p text:style-name="P100"><text:span text:style-name="Source_20_Text"><text:s text:c="2"/>preco: number;</text:span></text:p>
      <text:p text:style-name="P100"><text:span text:style-name="Source_20_Text">}</text:span></text:p>
      <text:h text:style-name="P98" text:outline-level="3"><text:span text:style-name="T43">P</text:span>rops de componente React → <text:span text:style-name="Strong_20_Emphasis">interface</text:span></text:h>
      <text:p text:style-name="P100"><text:span text:style-name="Source_20_Text">interface CardProps {</text:span></text:p>
      <text:p text:style-name="P100"><text:span text:style-name="Source_20_Text"><text:s text:c="2"/>title: string;</text:span></text:p>
      <text:p text:style-name="P100"><text:span text:style-name="Source_20_Text"><text:s text:c="2"/>onClick: () =&gt; void;</text:span></text:p>
      <text:p text:style-name="P100"><text:span text:style-name="Source_20_Text">}</text:span></text:p>
      <text:h text:style-name="P98" text:outline-level="3">Union / composição → <text:span text:style-name="Strong_20_Emphasis">type</text:span></text:h>
      <text:p text:style-name="P100"><text:span text:style-name="Source_20_Text">type Role = "admin" | "user" | "guest";</text:span></text:p>
      <text:h text:style-name="P98" text:outline-level="3">Tipo de função → <text:span text:style-name="Strong_20_Emphasis">type</text:span></text:h>
      <text:p text:style-name="P116"><text:span text:style-name="Source_20_Text">type Fn = (a: number, b: number) =&gt; number;</text:span></text:p>
      <text:h text:style-name="P98" text:outline-level="3">Tuple → <text:span text:style-name="Strong_20_Emphasis">type</text:span></text:h>
      <text:p text:style-name="P100"><text:span text:style-name="Source_20_Text">type Range = [number, number];</text:span></text:p>
      <text:p text:style-name="P102"/>
      <text:h text:style-name="P117" text:outline-level="1"><text:soft-page-break/>✔️ <text:span text:style-name="Strong_20_Emphasis">Conclusão final</text:span></text:h>
      <text:h text:style-name="P98" text:outline-level="3"><text:span text:style-name="Strong_20_Emphasis">Interface = contratos de objetos</text:span></text:h>
      <text:h text:style-name="P98" text:outline-level="3"><text:span text:style-name="Strong_20_Emphasis">Type = composição e tipos avançados</text:span></text:h>
      <text:p text:style-name="P118">Se você estiver modelando <text:span text:style-name="Strong_20_Emphasis">algo que existe no mundo real</text:span>, provavelmente é interface.</text:p>
      <text:p text:style-name="P118">Se estiver <text:span text:style-name="Strong_20_Emphasis">misturando tipos</text:span>, provavelmente é type.</text:p>
      <text:p text:style-name="P102"/>
      <text:p text:style-name="P119"/>
      <text:p text:style-name="P120">Diagramas</text:p>
      <text:p text:style-name="P92">https://www.yworks.com/</text:p>
      <text:p text:style-name="P92"/>
      <text:p text:style-name="P121"><text:span text:style-name="T44">T</text:span>ype <text:span text:style-name="T44">G</text:span>uards</text:p>
      <text:p text:style-name="P122"><text:span text:style-name="T44">S</text:span>ão técnicas que permitem ao TypeScript descobrir o tipo exato de uma variável em um determinado bloco de código.</text:p>
      <text:p text:style-name="P123">function printId(id: string | number) {</text:p>
      <text:p text:style-name="P123"><text:s text:c="2"/>if (typeof id === "string") {</text:p>
      <text:p text:style-name="P123"><text:s text:c="4"/>console.log(id.toUpperCase()); // ok</text:p>
      <text:p text:style-name="P123"><text:s text:c="2"/>} else {</text:p>
      <text:p text:style-name="P123"><text:s text:c="4"/>console.log(id.toFixed(2)); // number</text:p>
      <text:p text:style-name="P123"><text:s text:c="2"/>}</text:p>
      <text:p text:style-name="P123">}</text:p>
      <text:h text:style-name="P124" text:outline-level="1">Tipos de Type Guards</text:h>
      <text:h text:style-name="P125" text:outline-level="2">1. <text:span text:style-name="Strong_20_Emphasis"><text:span text:style-name="Source_20_Text">typeof</text:span></text:span></text:h>
      <text:p text:style-name="P126">Para tipos primitivos: <text:span text:style-name="Source_20_Text">string</text:span>, <text:span text:style-name="Source_20_Text">number</text:span>, <text:span text:style-name="Source_20_Text">boolean</text:span>, <text:span text:style-name="Source_20_Text">bigint</text:span>, <text:span text:style-name="Source_20_Text">symbol</text:span>, <text:span text:style-name="Source_20_Text">undefined</text:span>.</text:p>
      <text:p text:style-name="P127"><text:span text:style-name="Source_20_Text">if (typeof valor === "string") {</text:span></text:p>
      <text:p text:style-name="P128"><text:span text:style-name="Source_20_Text"><text:s text:c="2"/>// aqui valor é string</text:span></text:p>
      <text:p text:style-name="P129"><text:span text:style-name="Source_20_Text">}</text:span></text:p>
      <text:p text:style-name="P130"/>
      <text:h text:style-name="P125" text:outline-level="2">2. <text:span text:style-name="Strong_20_Emphasis"><text:span text:style-name="Source_20_Text">instanceof</text:span></text:span></text:h>
      <text:p text:style-name="P126">Para verificar instâncias de classes.</text:p>
      <text:p text:style-name="P131"><text:span text:style-name="Source_20_Text">if (obj instanceof Usuario) {</text:span></text:p>
      <text:p text:style-name="P132"><text:span text:style-name="Source_20_Text"><text:s text:c="2"/>// aqui obj é Usuario</text:span></text:p>
      <text:p text:style-name="P133"><text:span text:style-name="Source_20_Text">}</text:span></text:p>
      <text:p text:style-name="P130"/>
      <text:h text:style-name="P125" text:outline-level="2">3. <text:span text:style-name="Strong_20_Emphasis"><text:span text:style-name="Source_20_Text">in</text:span></text:span></text:h>
      <text:p text:style-name="P126">Para verificar se uma propriedade existe no objeto.</text:p>
      <text:p text:style-name="P131"><text:span text:style-name="Source_20_Text">if ("nome" in pessoa) {</text:span></text:p>
      <text:p text:style-name="P132"><text:span text:style-name="Source_20_Text"><text:s text:c="2"/>// pessoa tem 'nome'</text:span></text:p>
      <text:p text:style-name="P133"><text:span text:style-name="Source_20_Text">}</text:span></text:p>
      <text:p text:style-name="P130"/>
      <text:h text:style-name="P125" text:outline-level="2">4. <text:span text:style-name="Strong_20_Emphasis">Type Guard personalizando com predicados (</text:span><text:span text:style-name="Strong_20_Emphasis"><text:span text:style-name="Source_20_Text">is</text:span></text:span><text:span text:style-name="Strong_20_Emphasis">)</text:span></text:h>
      <text:p text:style-name="P126">Você cria sua própria função para verificar tipo.</text:p>
      <text:p text:style-name="P127"><text:span text:style-name="Source_20_Text">interface Carro {</text:span></text:p>
      <text:p text:style-name="P128"><text:span text:style-name="Source_20_Text"><text:s text:c="2"/>rodas: number;</text:span></text:p>
      <text:p text:style-name="P128"><text:soft-page-break/><text:span text:style-name="Source_20_Text"><text:s text:c="2"/>marca: string;</text:span></text:p>
      <text:p text:style-name="P128"><text:span text:style-name="Source_20_Text">}</text:span></text:p>
      <text:p text:style-name="P128"/>
      <text:p text:style-name="P128"><text:span text:style-name="Source_20_Text">interface Moto {</text:span></text:p>
      <text:p text:style-name="P128"><text:span text:style-name="Source_20_Text"><text:s text:c="2"/>rodas: number;</text:span></text:p>
      <text:p text:style-name="P128"><text:span text:style-name="Source_20_Text"><text:s text:c="2"/>cilindradas: number;</text:span></text:p>
      <text:p text:style-name="P128"><text:span text:style-name="Source_20_Text">}</text:span></text:p>
      <text:p text:style-name="P128"/>
      <text:p text:style-name="P128"><text:span text:style-name="Source_20_Text">function isCarro(veiculo: Carro | Moto): veiculo is Carro {</text:span></text:p>
      <text:p text:style-name="P128"><text:span text:style-name="Source_20_Text"><text:s text:c="2"/>return "marca" in veiculo;</text:span></text:p>
      <text:p text:style-name="P129"><text:span text:style-name="Source_20_Text">}</text:span></text:p>
      <text:p text:style-name="P126">Uso:</text:p>
      <text:p text:style-name="P127"><text:span text:style-name="Source_20_Text">function imprimir(v: Carro | Moto) {</text:span></text:p>
      <text:p text:style-name="P128"><text:span text:style-name="Source_20_Text"><text:s text:c="2"/>if (isCarro(v)) {</text:span></text:p>
      <text:p text:style-name="P128"><text:span text:style-name="Source_20_Text"><text:s text:c="4"/>console.log(v.marca); // seguro</text:span></text:p>
      <text:p text:style-name="P128"><text:span text:style-name="Source_20_Text"><text:s text:c="2"/>} else {</text:span></text:p>
      <text:p text:style-name="P128"><text:span text:style-name="Source_20_Text"><text:s text:c="4"/>console.log(v.cilindradas);</text:span></text:p>
      <text:p text:style-name="P128"><text:span text:style-name="Source_20_Text"><text:s text:c="2"/>}</text:span></text:p>
      <text:p text:style-name="P129"><text:span text:style-name="Source_20_Text">}</text:span></text:p>
      <text:p text:style-name="P126">👉 Esse é o <text:span text:style-name="Strong_20_Emphasis">type guard mais poderoso</text:span>.</text:p>
      <text:p text:style-name="P130"/>
      <text:h text:style-name="P134" text:outline-level="1">✔️ 5. Narrowing baseado em checagens simples</text:h>
      <text:p text:style-name="P126">Como verificar null, undefined, arrays etc.</text:p>
      <text:p text:style-name="P131"><text:span text:style-name="Source_20_Text">if (Array.isArray(valor)) {</text:span></text:p>
      <text:p text:style-name="P132"><text:span text:style-name="Source_20_Text"><text:s text:c="2"/>// Agora valor é array</text:span></text:p>
      <text:p text:style-name="P133"><text:span text:style-name="Source_20_Text">}</text:span></text:p>
      <text:p text:style-name="P130"/>
      <text:h text:style-name="P134" text:outline-level="1">🔥 Exemplo prático e moderno</text:h>
      <text:p text:style-name="P131"><text:span text:style-name="Source_20_Text">type Resposta = string | string[] | null;</text:span></text:p>
      <text:p text:style-name="P132"/>
      <text:p text:style-name="P132"><text:span text:style-name="Source_20_Text">function printResposta(r: Resposta) {</text:span></text:p>
      <text:p text:style-name="P132"><text:span text:style-name="Source_20_Text"><text:s text:c="2"/>if (!r) {</text:span></text:p>
      <text:p text:style-name="P132"><text:span text:style-name="Source_20_Text"><text:s text:c="4"/>console.log("Sem resposta");</text:span></text:p>
      <text:p text:style-name="P132"><text:span text:style-name="Source_20_Text"><text:s text:c="2"/>} else if (Array.isArray(r)) {</text:span></text:p>
      <text:p text:style-name="P132"><text:span text:style-name="Source_20_Text"><text:s text:c="4"/>console.log("Lista:", r.join(", "));</text:span></text:p>
      <text:p text:style-name="P132"><text:span text:style-name="Source_20_Text"><text:s text:c="2"/>} else {</text:span></text:p>
      <text:p text:style-name="P132"><text:span text:style-name="Source_20_Text"><text:s text:c="4"/>console.log("Texto:", r);</text:span></text:p>
      <text:p text:style-name="P132"><text:span text:style-name="Source_20_Text"><text:s text:c="2"/>}</text:span></text:p>
      <text:p text:style-name="P133"><text:span text:style-name="Source_20_Text">}</text:span></text:p>
      <text:p text:style-name="P126">Aqui usamos vários type guards juntos.</text:p>
      <text:p text:style-name="P92"/>
      <text:p text:style-name="P135">Decorator</text:p>
      <text:p text:style-name="P92">“Uma função que recebe algo do seu código (classe, método, propriedade) e retorna uma <text:s/>versão modificada ou aumentada desse algo.”</text:p>
      <text:p text:style-name="P92"><text:soft-page-break/>Decorators são funções especiais que você “coloca em cima” de classes, métodos, propriedades ou parâmetros para adicionar comportamento, modificar ou anotar alguma coisa — sem precisar mexer diretamente no código interno. Eles servem para:</text:p>
      <text:p text:style-name="P136">adicionar regras</text:p>
      <text:p text:style-name="P136">adicionar metadados</text:p>
      <text:p text:style-name="P136">registrar logs</text:p>
      <text:p text:style-name="P136">controlar acesso</text:p>
      <text:p text:style-name="P136">validar parâmetros</text:p>
      <text:p text:style-name="P136">injeção de dependência</text:p>
      <text:p text:style-name="P136">mapear classes para banco de dados (TypeORM, Prisma future)</text:p>
      <text:p text:style-name="P136">transformar métodos</text:p>
      <text:p text:style-name="P137"><text:span text:style-name="T45">Necessário alterar tsconfig.json</text:span>:</text:p>
      <text:p text:style-name="P138">experimentalDecorators: true → libera decorators</text:p>
      <text:p text:style-name="P138">useDefineForClassFields: false → necessário para decorators funcionarem corretamente com classes</text:p>
      <text:p text:style-name="P138">target: ESNext → decorators seguem a especificação moderna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09:31:39.069187000</meta:creation-date>
    <dc:date>2025-11-27T16:23:51.487127400</dc:date>
    <meta:editing-duration>PT9H27M50S</meta:editing-duration>
    <meta:editing-cycles>34</meta:editing-cycles>
    <meta:generator>LibreOffice/25.8.3.2$Windows_X86_64 LibreOffice_project/8ca8d55c161d602844f5428fa4b58097424e324e</meta:generator>
    <meta:document-statistic meta:table-count="0" meta:image-count="0" meta:object-count="0" meta:page-count="13" meta:paragraph-count="403" meta:word-count="2257" meta:character-count="14231" meta:non-whitespace-character-count="12157"/>
  </office:meta>
</office:document-meta>
</file>